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ohit Devanagari1" svg:font-family="'Lohit Devanagari'"/>
    <style:font-face style:name="Noto Sans" svg:font-family="'Noto Sans', 'Helvetica Neue', Helvetica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529cm" fo:margin-bottom="0.132cm" loext:contextual-spacing="false" style:line-height-at-least="0.741cm" fo:text-align="start" style:justify-single-word="false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1.058cm" fo:margin-bottom="0.132cm" loext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cc342d" style:font-name="Noto Sans" fo:font-size="15pt" fo:letter-spacing="normal" fo:font-style="normal" fo:font-weight="normal"/>
    </style:style>
    <style:style style:name="P3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423cm" fo:text-align="start" style:justify-single-word="false" fo:orphans="2" fo:widows="2" fo:text-indent="0cm" style:auto-text-indent="false" fo:background-color="#f8f8f8" fo:padding="0cm" fo:border="none"/>
    </style:style>
    <style:style style:name="P4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423cm" fo:text-indent="0cm" style:auto-text-indent="false" fo:background-color="#f8f8f8" fo:padding="0cm" fo:border="none"/>
    </style:style>
    <style:style style:name="P5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423cm" fo:text-indent="0cm" style:auto-text-indent="false" fo:background-color="#f8f8f8" fo:padding="0cm" fo:border="none"/>
      <style:text-properties fo:color="#999988" fo:font-style="italic"/>
    </style:style>
    <style:style style:name="P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423cm" fo:text-align="start" style:justify-single-word="false" fo:orphans="2" fo:widows="2" fo:background-color="#f8f8f8" fo:padding="0cm" fo:border="none"/>
    </style:style>
    <style:style style:name="P7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423cm" fo:background-color="#f8f8f8" fo:padding="0cm" fo:border="none"/>
    </style:style>
    <style:style style:name="P8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423cm" fo:background-color="#f8f8f8" fo:padding="0cm" fo:border="none"/>
      <style:text-properties fo:font-weight="bold"/>
    </style:style>
    <style:style style:name="P9" style:family="paragraph" style:parent-style-name="Text_20_body">
      <style:paragraph-properties fo:margin-left="0cm" fo:margin-right="0cm" fo:margin-top="0.132cm" fo:margin-bottom="0.529cm" loext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.132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.529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529cm" fo:margin-bottom="0.529cm" loext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.053cm" fo:margin-right="0.053cm" fo:margin-top="0cm" fo:margin-bottom="0cm" loext:contextual-spacing="false" fo:text-align="start" style:justify-single-word="false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.053cm" fo:margin-right="0.053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style:font-name="Consolas" fo:font-size="10.5pt" fo:font-weight="bold" fo:background-color="transparent" loext:char-shading-value="0" loext:padding="0cm" loext:border="none"/>
    </style:style>
    <style:style style:name="T2" style:family="text">
      <style:text-properties style:font-name="Consolas" fo:font-size="10.5pt" fo:background-color="transparent" loext:char-shading-value="0" loext:padding="0cm" loext:border="none"/>
    </style:style>
    <style:style style:name="T3" style:family="text">
      <style:text-properties fo:font-variant="normal" fo:text-transform="none" fo:color="#111111" style:font-name="Consolas" fo:font-size="12pt" fo:letter-spacing="normal" fo:font-style="normal" fo:font-weight="normal" fo:background-color="#f8f8f8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4" style:family="text">
      <style:text-properties fo:font-variant="normal" fo:text-transform="none" fo:color="#111111" style:font-name="Consolas" fo:font-size="12pt" fo:letter-spacing="normal" fo:font-style="normal" fo:font-weight="normal" officeooo:rsid="000a5a99" fo:background-color="#f8f8f8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111111" style:font-name="Consolas" fo:font-size="12pt" fo:letter-spacing="normal" fo:font-style="normal" fo:font-weight="normal" officeooo:rsid="000a5a99" fo:background-color="#ff0000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6" style:family="text">
      <style:text-properties fo:font-variant="normal" fo:text-transform="none" fo:color="#111111" style:font-name="Consolas" fo:font-size="12pt" fo:letter-spacing="normal" fo:font-style="normal" fo:font-weight="normal" officeooo:rsid="000a5a99" fo:background-color="#ff0000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7" style:family="text">
      <style:text-properties fo:font-variant="normal" fo:text-transform="none" fo:color="#111111" style:font-name="Consolas" fo:font-size="12pt" fo:letter-spacing="normal" fo:font-style="normal" fo:font-weight="normal" fo:background-color="#ff0000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8" style:family="text">
      <style:text-properties fo:font-variant="normal" fo:text-transform="none" fo:color="#111111" style:font-name="Consolas" fo:font-size="12pt" fo:letter-spacing="normal" fo:font-style="normal" fo:font-weight="normal" fo:background-color="#ff0000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9" style:family="text">
      <style:text-properties fo:font-variant="normal" fo:text-transform="none" fo:color="#111111" style:font-name="Consolas" fo:font-size="12pt" fo:letter-spacing="normal" fo:font-style="normal" fo:font-weight="normal" officeooo:rsid="000a5a99" fo:background-color="#81d41a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10" style:family="text">
      <style:text-properties fo:font-variant="normal" fo:text-transform="none" fo:color="#111111" style:font-name="Consolas" fo:font-size="12pt" fo:letter-spacing="normal" fo:font-style="normal" fo:font-weight="normal" fo:background-color="#81d41a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11" style:family="text">
      <style:text-properties fo:font-variant="normal" fo:text-transform="none" fo:color="#111111" style:font-name="Consolas" fo:font-size="12pt" fo:letter-spacing="normal" fo:font-style="normal" fo:font-weight="normal" fo:background-color="#81d41a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12" style:family="text">
      <style:text-properties fo:font-variant="normal" fo:text-transform="none" fo:color="#111111" style:font-name="Consolas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111111" style:font-name="Consolas" fo:font-size="10.5pt" fo:letter-spacing="normal" fo:font-style="normal" fo:font-weight="bold" fo:background-color="transparent" loext:char-shading-value="0" loext:padding="0cm" loext:border="none"/>
    </style:style>
    <style:style style:name="T14" style:family="text">
      <style:text-properties fo:font-variant="normal" fo:text-transform="none" fo:color="#111111" style:font-name="Noto Sans" fo:font-size="12pt" fo:letter-spacing="normal" fo:font-style="normal" fo:font-weight="normal"/>
    </style:style>
    <style:style style:name="T15" style:family="text">
      <style:text-properties fo:font-variant="normal" fo:text-transform="none" fo:color="#111111" style:font-name="Noto Sans" fo:font-size="12pt" fo:letter-spacing="normal" fo:font-style="normal" fo:font-weight="normal" fo:background-color="#81d41a" loext:char-shading-value="0"/>
    </style:style>
    <style:style style:name="T16" style:family="text">
      <style:text-properties fo:font-variant="normal" fo:text-transform="none" fo:color="#111111" style:font-name="Noto Sans" fo:font-size="12pt" fo:letter-spacing="normal" fo:font-style="normal" fo:font-weight="normal" fo:background-color="#81d41a" loext:char-shading-value="0"/>
    </style:style>
    <style:style style:name="T17" style:family="text">
      <style:text-properties fo:font-variant="normal" fo:text-transform="none" fo:color="#111111" style:font-name="Noto Sans" fo:font-size="12pt" fo:letter-spacing="normal" fo:font-style="normal" fo:font-weight="normal" officeooo:rsid="000a5a99" fo:background-color="#81d41a" loext:char-shading-value="0"/>
    </style:style>
    <style:style style:name="T18" style:family="text">
      <style:text-properties fo:font-variant="normal" fo:text-transform="none" fo:color="#111111" style:font-name="Noto Sans" fo:font-size="12pt" fo:letter-spacing="normal" fo:font-style="normal" fo:font-weight="normal" officeooo:rsid="000a5a99" fo:background-color="#f8f8f8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19" style:family="text">
      <style:text-properties fo:font-variant="normal" fo:text-transform="none" fo:color="#111111" style:font-name="Noto Sans" fo:font-size="12pt" fo:letter-spacing="normal" fo:font-style="normal" fo:font-weight="bold"/>
    </style:style>
    <style:style style:name="T20" style:family="text">
      <style:text-properties fo:font-variant="normal" fo:text-transform="none" fo:color="#cc342d" style:font-name="Noto Sans" fo:font-size="18pt" fo:letter-spacing="normal" fo:font-style="normal" fo:font-weight="normal" officeooo:rsid="000a5a99" fo:background-color="#f8f8f8" loext:char-shading-value="0" loext:padding-left="0.132cm" loext:padding-right="0cm" loext:padding-top="0.049cm" loext:padding-bottom="0.049cm" loext:border-left="0.06pt solid #dddddd" loext:border-right="none" loext:border-top="0.06pt solid #dddddd" loext:border-bottom="0.06pt solid #dddddd"/>
    </style:style>
    <style:style style:name="T21" style:family="text">
      <style:text-properties fo:font-variant="normal" fo:text-transform="none" fo:color="#445488" style:font-name="Noto Sans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2" style:family="text">
      <style:text-properties fo:font-variant="normal" fo:text-transform="none" fo:color="#555555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bbbbbb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dd1144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0086b3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0086b3" style:font-name="Noto Sans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888888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9999" style:font-name="Consolas" fo:font-size="10.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8080" style:font-name="Consolas" fo:font-size="10.5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990000" style:font-name="Consolas" fo:font-size="10.5pt" fo:letter-spacing="normal" fo:font-style="normal" fo:font-weight="bold" fo:background-color="transparent" loext:char-shading-value="0" loext:padding="0cm" loext:border="none"/>
    </style:style>
    <style:style style:name="T31" style:family="text">
      <style:text-properties fo:font-variant="normal" fo:text-transform="none" fo:color="#333333" style:font-name="Consolas" fo:font-size="10.5pt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fo:background-color="transparent" loext:char-shading-value="0" loext:padding="0cm" loext:border="none"/>
    </style:style>
    <style:style style:name="T33" style:family="text">
      <style:text-properties fo:color="#555555" style:font-name="Consolas" fo:font-size="10.5pt" fo:background-color="transparent" loext:char-shading-value="0" loext:padding="0cm" loext:border="none"/>
    </style:style>
    <style:style style:name="T34" style:family="text">
      <style:text-properties fo:color="#bbbbbb" style:font-name="Consolas" fo:font-size="10.5pt" fo:background-color="transparent" loext:char-shading-value="0" loext:padding="0cm" loext:border="none"/>
    </style:style>
    <style:style style:name="T35" style:family="text">
      <style:text-properties fo:color="#dd1144" style:font-name="Consolas" fo:font-size="10.5pt" fo:background-color="transparent" loext:char-shading-value="0" loext:padding="0cm" loext:border="none"/>
    </style:style>
    <style:style style:name="T36" style:family="text">
      <style:text-properties fo:color="#0086b3" style:font-name="Consolas" fo:font-size="10.5pt" fo:background-color="transparent" loext:char-shading-value="0" loext:padding="0cm" loext:border="none"/>
    </style:style>
    <style:style style:name="T37" style:family="text">
      <style:text-properties fo:color="#888888" style:font-name="Consolas" fo:font-size="10.5pt" fo:background-color="transparent" loext:char-shading-value="0" loext:padding="0cm" loext:border="none"/>
    </style:style>
    <style:style style:name="T38" style:family="text">
      <style:text-properties fo:color="#009999" style:font-name="Consolas" fo:font-size="10.5pt" fo:background-color="transparent" loext:char-shading-value="0" loext:padding="0cm" loext:border="none"/>
    </style:style>
    <style:style style:name="T39" style:family="text">
      <style:text-properties fo:color="#008080" style:font-name="Consolas" fo:font-size="10.5pt" fo:background-color="transparent" loext:char-shading-value="0" loext:padding="0cm" loext:border="none"/>
    </style:style>
    <style:style style:name="T40" style:family="text">
      <style:text-properties fo:color="#990000" style:font-name="Consolas" fo:font-size="10.5pt" fo:font-weight="bold" fo:background-color="transparent" loext:char-shading-value="0" loext:padding="0cm" loext:border="none"/>
    </style:style>
    <style:style style:name="T41" style:family="text">
      <style:text-properties fo:color="#333333" style:font-name="Consolas" fo:font-size="10.5pt" fo:background-color="transparent" loext:char-shading-value="0" loext:padding="0cm" loext:border="none"/>
    </style:style>
    <style:style style:name="T42" style:family="text">
      <style:text-properties fo:color="#990073" style:font-name="Consolas" fo:font-size="10.5pt" fo:background-color="transparent" loext:char-shading-value="0" loext:padding="0cm" loext:border="none"/>
    </style:style>
    <style:style style:name="T43" style:family="text">
      <style:text-properties fo:color="#445588" style:font-name="Consolas" fo:font-size="10.5pt" fo:font-weight="bold" fo:background-color="transparent" loext:char-shading-value="0" loext:padding="0cm" loext:border="none"/>
    </style:style>
    <style:style style:name="T44" style:family="text">
      <style:text-properties fo:color="#aa0000" style:font-name="Consolas" fo:font-size="10.5pt" fo:background-color="transparent" loext:char-shading-value="0" loext:padding="0cm" loext:border="none"/>
    </style:style>
    <style:style style:name="T45" style:family="text">
      <style:text-properties fo:color="#999988" style:font-name="Consolas" fo:font-size="10.5pt" fo:font-style="italic" fo:background-color="transparent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ource_20_Text"><text:span text:style-name="T9">p</text:span></text:span><text:span text:style-name="Source_20_Text"><text:span text:style-name="T11">uts </text:span></text:span><text:span text:style-name="T14">это основная команда для вывода чего-либо в Ruby. Но тогда в чем дело </text:span><text:span text:style-name="Source_20_Text"><text:span text:style-name="T11">=&gt; nil</text:span></text:span><text:span text:style-name="T14">? Это результат выражения. </text:span><text:span text:style-name="Source_20_Text"><text:span text:style-name="T11">puts</text:span></text:span><text:span text:style-name="T14"> всегда возвращает </text:span><text:span text:style-name="T16">nil </text:span><text:span text:style-name="T17">(ноль, ничего)</text:span><text:span text:style-name="T16">,</text:span><text:span text:style-name="T14"> что является абсолютно положительным нулевым значением Ruby.</text:span></text:p>
      <text:p text:style-name="Text_20_body"><text:line-break/><text:span text:style-name="T14">В Ruby </text:span><text:span text:style-name="Source_20_Text"><text:span text:style-name="T11">** </text:span></text:span><text:span text:style-name="Source_20_Text"><text:span text:style-name="T4">в квадрате</text:span></text:span></text:p>
      <text:h text:style-name="P1" text:outline-level="1"><text:span text:style-name="Source_20_Text"><text:span text:style-name="T20">Рубин за двадцать минут</text:span></text:span></text:h>
      <text:section text:style-name="Sect1" text:name="content">
        <text:h text:style-name="P2" text:outline-level="2">Введение</text:h>
        <text:p text:style-name="P9"><text:span text:style-name="T14">Это небольшое руководство по Ruby, которое займет не более 20 минут. Предполагается, что у вас уже установлен Ruby. (Если у вас нет Ruby на вашем компьютере, </text:span><text:a xlink:type="simple" xlink:href="https://www.ruby-lang.org/en/documentation/installation/" text:style-name="Internet_20_link" text:visited-style-name="Visited_20_Internet_20_Link"><text:span text:style-name="T21">установите</text:span></text:a><text:span text:style-name="T14"> его перед началом работы.)</text:span></text:p>
        <text:h text:style-name="P2" text:outline-level="2">Интерактивный Ruby</text:h>
        <text:p text:style-name="P10">Ruby поставляется с программой, которая показывает результаты любых инструкций Ruby, которые вы ей скармливаете. Игра с кодом Ruby в интерактивных сеансах вроде этого - отличный способ выучить язык.</text:p>
        <text:p text:style-name="P11">Откройте IRB (расшифровывается как Interactive Ruby).</text:p>
        <text:list xml:id="list3437756313" text:style-name="L1">
          <text:list-item>
            <text:p text:style-name="P14"><text:span text:style-name="T14">Если вы используете </text:span><text:span text:style-name="Strong_20_Emphasis"><text:span text:style-name="T19">macOS,</text:span></text:span><text:span text:style-name="T14"> откройте </text:span><text:span text:style-name="Source_20_Text"><text:span text:style-name="T3">Terminal</text:span></text:span><text:span text:style-name="T14">и введите </text:span><text:span text:style-name="Source_20_Text"><text:span text:style-name="T3">irb</text:span></text:span><text:span text:style-name="T14">, затем нажмите Enter.</text:span></text:p>
          </text:list-item>
          <text:list-item>
            <text:p text:style-name="P14"><text:span text:style-name="T14">Если вы используете </text:span><text:span text:style-name="Strong_20_Emphasis"><text:span text:style-name="T19">Linux</text:span></text:span><text:span text:style-name="T14"> , откройте оболочку, введите </text:span><text:span text:style-name="Source_20_Text"><text:span text:style-name="T3">irb</text:span></text:span><text:span text:style-name="T14">и нажмите Enter.</text:span></text:p>
          </text:list-item>
          <text:list-item>
            <text:p text:style-name="P14"><text:span text:style-name="T14">Если вы используете </text:span><text:span text:style-name="Strong_20_Emphasis"><text:span text:style-name="T19">Windows</text:span></text:span><text:span text:style-name="T14"> , откройте </text:span><text:span text:style-name="Source_20_Text"><text:span text:style-name="T3">Interactive Ruby</text:span></text:span><text:span text:style-name="T14">из раздела Ruby в меню «Пуск».</text:span></text:p>
          </text:list-item>
        </text:list>
        <text:p text:style-name="P3"><text:span text:style-name="Source_20_Text"><text:span text:style-name="T22">irb(main):001:0&gt;</text:span></text:span></text:p>
        <text:p text:style-name="P11">Хорошо, он открыт. Что теперь?</text:p>
        <text:p text:style-name="P13"><text:span text:style-name="T14">Введите это: </text:span><text:span text:style-name="Source_20_Text"><text:span text:style-name="T3">"Hello World"</text:span></text:span></text:p>
        <text:p text:style-name="P3"><text:span text:style-name="Source_20_Text"><text:span text:style-name="T22">irb(main):001:0&gt;</text:span></text:span><text:span text:style-name="Source_20_Text"><text:span text:style-name="T23"> </text:span></text:span><text:span text:style-name="Source_20_Text"><text:span text:style-name="T24">"Hello World"</text:span></text:span></text:p>
        <text:p text:style-name="P6"><text:span text:style-name="Source_20_Text"><text:span text:style-name="T12">=&gt; </text:span></text:span><text:span text:style-name="Source_20_Text"><text:span text:style-name="T24">"Hello World"</text:span></text:span></text:p>
        <text:h text:style-name="P2" text:outline-level="2"><text:soft-page-break/>Руби повиновалась тебе!</text:h>
        <text:p text:style-name="P10">Что только что произошло? Мы только что написали самую короткую в мире программу «Hello World»? Не совсем. Вторая строка - это просто способ IRB сообщить нам результат последнего вычисленного выражения. Если мы хотим распечатать «Hello World», нам нужно немного больше:</text:p>
        <text:p text:style-name="P3"><text:span text:style-name="Source_20_Text"><text:span text:style-name="T22">irb(main):002:0&gt;</text:span></text:span><text:span text:style-name="Source_20_Text"><text:span text:style-name="T23"> </text:span></text:span><text:span text:style-name="Source_20_Text"><text:span text:style-name="T25">puts</text:span></text:span><text:span text:style-name="Source_20_Text"><text:span text:style-name="T12"> </text:span></text:span><text:span text:style-name="Source_20_Text"><text:span text:style-name="T24">"Hello World"</text:span></text:span></text:p>
        <text:p text:style-name="P6"><text:span text:style-name="Source_20_Text"><text:span text:style-name="T27">Hello World</text:span></text:span></text:p>
        <text:p text:style-name="P6"><text:span text:style-name="Source_20_Text"><text:span text:style-name="T12">=&gt; </text:span></text:span><text:span text:style-name="Source_20_Text"><text:span text:style-name="T13">nil</text:span></text:span></text:p>
        <text:p text:style-name="P13"><text:span text:style-name="Source_20_Text"><text:span text:style-name="T3">puts</text:span></text:span><text:span text:style-name="T14">это основная команда для вывода чего-либо в Ruby. Но тогда в чем дело </text:span><text:span text:style-name="Source_20_Text"><text:span text:style-name="T3">=&gt; nil</text:span></text:span><text:span text:style-name="T14">? Это результат выражения. </text:span><text:span text:style-name="Source_20_Text"><text:span text:style-name="T3">puts</text:span></text:span><text:span text:style-name="T14"> всегда возвращает nil, что является абсолютно положительным нулевым значением Ruby.</text:span></text:p>
        <text:h text:style-name="P2" text:outline-level="2">Ваш бесплатный калькулятор здесь</text:h>
        <text:p text:style-name="P10">У нас уже есть достаточно, чтобы использовать IRB как базовый калькулятор:</text:p>
        <text:p text:style-name="P3"><text:span text:style-name="Source_20_Text"><text:span text:style-name="T22">irb(main):003:0&gt;</text:span></text:span><text:span text:style-name="Source_20_Text"><text:span text:style-name="T23"> </text:span></text:span><text:span text:style-name="Source_20_Text"><text:span text:style-name="T28">3</text:span></text:span><text:span text:style-name="Source_20_Text"><text:span text:style-name="T13">+</text:span></text:span><text:span text:style-name="Source_20_Text"><text:span text:style-name="T28">2</text:span></text:span></text:p>
        <text:p text:style-name="P6"><text:span text:style-name="Source_20_Text"><text:span text:style-name="T12">=&gt; </text:span></text:span><text:span text:style-name="Source_20_Text"><text:span text:style-name="T28">5</text:span></text:span></text:p>
        <text:p text:style-name="P13"><text:span text:style-name="T14">Три плюс два. Достаточно просто. А как насчет </text:span><text:span text:style-name="Emphasis"><text:span text:style-name="T14">трижды</text:span></text:span><text:span text:style-name="T14"> два? Вы можете ввести его, он достаточно короткий, но вы также можете подойти и изменить то, что вы только что ввели. Попробуйте нажать на клавиатуре </text:span><text:span text:style-name="Strong_20_Emphasis"><text:span text:style-name="T19">стрелку вверх</text:span></text:span><text:span text:style-name="T14"> и посмотреть, появится ли </text:span><text:span text:style-name="Source_20_Text"><text:span text:style-name="T3">3+2</text:span></text:span><text:span text:style-name="T14">на ней строчка со значком. Если это так, вы можете использовать клавишу со стрелкой влево для перемещения сразу после </text:span><text:span text:style-name="Source_20_Text"><text:span text:style-name="T3">+</text:span></text:span><text:span text:style-name="T14">знака, а затем использовать клавишу возврата, чтобы изменить его на </text:span><text:span text:style-name="Source_20_Text"><text:span text:style-name="T3">*</text:span></text:span><text:span text:style-name="T14">знак.</text:span></text:p>
        <text:p text:style-name="P3"><text:span text:style-name="Source_20_Text"><text:span text:style-name="T22">irb(main):004:0&gt;</text:span></text:span><text:span text:style-name="Source_20_Text"><text:span text:style-name="T23"> </text:span></text:span><text:span text:style-name="Source_20_Text"><text:span text:style-name="T28">3</text:span></text:span><text:span text:style-name="Source_20_Text"><text:span text:style-name="T13">*</text:span></text:span><text:span text:style-name="Source_20_Text"><text:span text:style-name="T28">2</text:span></text:span></text:p>
        <text:p text:style-name="P6"><text:span text:style-name="Source_20_Text"><text:span text:style-name="T12">=&gt; </text:span></text:span><text:span text:style-name="Source_20_Text"><text:span text:style-name="T28">6</text:span></text:span></text:p>
        <text:p text:style-name="P11">Затем давайте попробуем три в квадрате:</text:p>
        <text:p text:style-name="P3"><text:span text:style-name="Source_20_Text"><text:span text:style-name="T22">irb(main):005:0&gt;</text:span></text:span><text:span text:style-name="Source_20_Text"><text:span text:style-name="T23"> </text:span></text:span><text:span text:style-name="Source_20_Text"><text:span text:style-name="T28">3</text:span></text:span><text:span text:style-name="Source_20_Text"><text:span text:style-name="T13">**</text:span></text:span><text:span text:style-name="Source_20_Text"><text:span text:style-name="T28">2</text:span></text:span></text:p>
        <text:p text:style-name="P6"><text:span text:style-name="Source_20_Text"><text:span text:style-name="T12">=&gt; </text:span></text:span><text:span text:style-name="Source_20_Text"><text:span text:style-name="T28">9</text:span></text:span></text:p>
        <text:p text:style-name="P13"><text:span text:style-name="T14">В Ruby </text:span><text:span text:style-name="Source_20_Text"><text:span text:style-name="T3">**</text:span></text:span><text:span text:style-name="T14">вы говорите «во власти». Но что, если вы хотите пойти другим путем и найти квадратный корень из чего-то?</text:span></text:p>
        <text:p text:style-name="P3"><text:span text:style-name="Source_20_Text"><text:span text:style-name="T22">irb(main):006:0&gt;</text:span></text:span><text:span text:style-name="Source_20_Text"><text:span text:style-name="T23"> </text:span></text:span><text:span text:style-name="Source_20_Text"><text:span text:style-name="T29">Math</text:span></text:span><text:span text:style-name="Source_20_Text"><text:span text:style-name="T12">.</text:span></text:span><text:span text:style-name="Source_20_Text"><text:span text:style-name="T30">sqrt</text:span></text:span><text:span text:style-name="Source_20_Text"><text:span text:style-name="T12">(</text:span></text:span><text:span text:style-name="Source_20_Text"><text:span text:style-name="T28">9</text:span></text:span><text:span text:style-name="Source_20_Text"><text:span text:style-name="T12">)</text:span></text:span></text:p>
        <text:p text:style-name="P6"><text:span text:style-name="Source_20_Text"><text:span text:style-name="T12">=&gt; </text:span></text:span><text:span text:style-name="Source_20_Text"><text:span text:style-name="T28">3.0</text:span></text:span></text:p>
        <text:p text:style-name="P13"><text:span text:style-name="T14">Хорошо, подожди, что это было в последний раз? Если вы догадались, что «он вычислил квадратный корень из девяти», вы правы. Но давайте посмотрим на вещи поближе. Прежде всего, что </text:span><text:span text:style-name="Source_20_Text"><text:span text:style-name="T3">Math</text:span></text:span><text:span text:style-name="T14">?</text:span></text:p>
        <text:h text:style-name="P2" text:outline-level="2"><text:soft-page-break/>Модули группируют код по темам</text:h>
        <text:p text:style-name="P13"><text:span text:style-name="Source_20_Text"><text:span text:style-name="T3">Math</text:span></text:span><text:span text:style-name="T14">это встроенный модуль по математике. В Ruby модули выполняют две роли. Это показывает одну роль: группирование похожих методов под знакомым именем. </text:span><text:span text:style-name="Source_20_Text"><text:span text:style-name="T3">Math</text:span></text:span><text:span text:style-name="T14">также содержит такие методы, как </text:span><text:span text:style-name="Source_20_Text"><text:span text:style-name="T3">sin()</text:span></text:span><text:span text:style-name="T14">и </text:span><text:span text:style-name="Source_20_Text"><text:span text:style-name="T3">tan()</text:span></text:span><text:span text:style-name="T14">.</text:span></text:p>
        <text:p text:style-name="P13"><text:span text:style-name="T14">Далее стоит точка. Что делает точка? Точка - это то, как вы определяете получателя сообщения. Что за сообщение? В данном случае это </text:span><text:span text:style-name="Source_20_Text"><text:span text:style-name="T3">sqrt(9)</text:span></text:span><text:span text:style-name="T14">означает вызов метода </text:span><text:span text:style-name="Source_20_Text"><text:span text:style-name="T3">sqrt</text:span></text:span><text:span text:style-name="T14">, сокращение от «квадратного корня» с параметром </text:span><text:span text:style-name="Source_20_Text"><text:span text:style-name="T3">9</text:span></text:span><text:span text:style-name="T14">.</text:span></text:p>
        <text:p text:style-name="P13"><text:span text:style-name="T14">Результатом вызова этого метода является значение </text:span><text:span text:style-name="Source_20_Text"><text:span text:style-name="T3">3.0</text:span></text:span><text:span text:style-name="T14">. Вы могли заметить, что это не просто так </text:span><text:span text:style-name="Source_20_Text"><text:span text:style-name="T3">3</text:span></text:span><text:span text:style-name="T14">. Это потому, что в большинстве случаев квадратный корень из числа не является целым числом, поэтому метод всегда возвращает число с плавающей запятой.</text:span></text:p>
        <text:p text:style-name="P11">Что, если мы хотим запомнить результат этой математики? Присвойте результат переменной.</text:p>
        <text:p text:style-name="P3"><text:span text:style-name="Source_20_Text"><text:span text:style-name="T22">irb(main):007:0&gt;</text:span></text:span><text:span text:style-name="Source_20_Text"><text:span text:style-name="T23"> </text:span></text:span><text:span text:style-name="Source_20_Text"><text:span text:style-name="T31">a</text:span></text:span><text:span text:style-name="Source_20_Text"><text:span text:style-name="T12"> </text:span></text:span><text:span text:style-name="Source_20_Text"><text:span text:style-name="T13">=</text:span></text:span><text:span text:style-name="Source_20_Text"><text:span text:style-name="T12"> </text:span></text:span><text:span text:style-name="Source_20_Text"><text:span text:style-name="T28">3</text:span></text:span><text:span text:style-name="Source_20_Text"><text:span text:style-name="T12"> </text:span></text:span><text:span text:style-name="Source_20_Text"><text:span text:style-name="T13">**</text:span></text:span><text:span text:style-name="Source_20_Text"><text:span text:style-name="T12"> </text:span></text:span><text:span text:style-name="Source_20_Text"><text:span text:style-name="T28">2</text:span></text:span></text:p>
        <text:p text:style-name="P6"><text:span text:style-name="Source_20_Text"><text:span text:style-name="T12">=&gt; </text:span></text:span><text:span text:style-name="Source_20_Text"><text:span text:style-name="T28">9</text:span></text:span></text:p>
        <text:p text:style-name="P6"><text:span text:style-name="Source_20_Text"><text:span text:style-name="T22">irb(main):008:0&gt;</text:span></text:span><text:span text:style-name="Source_20_Text"><text:span text:style-name="T23"> </text:span></text:span><text:span text:style-name="Source_20_Text"><text:span text:style-name="T31">b</text:span></text:span><text:span text:style-name="Source_20_Text"><text:span text:style-name="T12"> </text:span></text:span><text:span text:style-name="Source_20_Text"><text:span text:style-name="T13">=</text:span></text:span><text:span text:style-name="Source_20_Text"><text:span text:style-name="T12"> </text:span></text:span><text:span text:style-name="Source_20_Text"><text:span text:style-name="T28">4</text:span></text:span><text:span text:style-name="Source_20_Text"><text:span text:style-name="T12"> </text:span></text:span><text:span text:style-name="Source_20_Text"><text:span text:style-name="T13">**</text:span></text:span><text:span text:style-name="Source_20_Text"><text:span text:style-name="T12"> </text:span></text:span><text:span text:style-name="Source_20_Text"><text:span text:style-name="T28">2</text:span></text:span></text:p>
        <text:p text:style-name="P6"><text:span text:style-name="Source_20_Text"><text:span text:style-name="T12">=&gt; </text:span></text:span><text:span text:style-name="Source_20_Text"><text:span text:style-name="T28">16</text:span></text:span></text:p>
        <text:p text:style-name="P6"><text:span text:style-name="Source_20_Text"><text:span text:style-name="T22">irb(main):009:0&gt;</text:span></text:span><text:span text:style-name="Source_20_Text"><text:span text:style-name="T23"> </text:span></text:span><text:span text:style-name="Source_20_Text"><text:span text:style-name="T29">Math</text:span></text:span><text:span text:style-name="Source_20_Text"><text:span text:style-name="T12">.</text:span></text:span><text:span text:style-name="Source_20_Text"><text:span text:style-name="T30">sqrt</text:span></text:span><text:span text:style-name="Source_20_Text"><text:span text:style-name="T12">(</text:span></text:span><text:span text:style-name="Source_20_Text"><text:span text:style-name="T31">a</text:span></text:span><text:span text:style-name="Source_20_Text"><text:span text:style-name="T13">+</text:span></text:span><text:span text:style-name="Source_20_Text"><text:span text:style-name="T31">b</text:span></text:span><text:span text:style-name="Source_20_Text"><text:span text:style-name="T12">)</text:span></text:span></text:p>
        <text:p text:style-name="P6"><text:span text:style-name="Source_20_Text"><text:span text:style-name="T12">=&gt; </text:span></text:span><text:span text:style-name="Source_20_Text"><text:span text:style-name="T28">5.0</text:span></text:span></text:p>
        <text:p text:style-name="P13"><text:span text:style-name="T14">Как бы хорошо это ни было для калькулятора, мы уходим от традиционного </text:span><text:span text:style-name="Source_20_Text"><text:span text:style-name="T3">Hello World</text:span></text:span><text:span text:style-name="T14">сообщения, на котором должны сосредоточиться начинающие учебники… </text:span><text:a xlink:type="simple" xlink:href="https://www.ruby-lang.org/en/documentation/quickstart/2/" text:style-name="Internet_20_link" text:visited-style-name="Visited_20_Internet_20_Link"><text:span text:style-name="T21">так что давайте вернемся к этому.</text:span></text:a></text:p>
      </text:section>
      <text:p text:style-name="Text_20_body"><text:span text:style-name="Source_20_Text"><text:span text:style-name="T4"/></text:span></text:p>
      <text:p text:style-name="Text_20_body"><text:span text:style-name="Source_20_Text"><text:span text:style-name="T4"/></text:span></text:p>
      <text:p text:style-name="P12"><text:span text:style-name="Source_20_Text"><text:span text:style-name="T18">Что, если мы хотим много говорить «Привет», не утомляя пальцы? Нам нужно определить метод!</text:span></text:span></text:p>
      <text:p text:style-name="P4"><text:span text:style-name="Source_20_Text"><text:span text:style-name="T33">irb(main):010:0&gt;</text:span></text:span><text:span text:style-name="Source_20_Text"><text:span text:style-name="T34"> 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hi</text:span></text:span></text:p>
      <text:p text:style-name="P7"><text:span text:style-name="Source_20_Text"><text:span text:style-name="T33">irb(main):011:1&gt;</text:span></text:span><text:span text:style-name="Source_20_Text"><text:span text:style-name="T34"> 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World!"</text:span></text:span></text:p>
      <text:p text:style-name="P7"><text:span text:style-name="Source_20_Text"><text:span text:style-name="T33">irb(main):012:1&gt;</text:span></text:span><text:span text:style-name="Source_20_Text"><text:span text:style-name="T34"> </text:span></text:span><text:span text:style-name="Source_20_Text"><text:span text:style-name="T1">end</text:span></text:span></text:p>
      <text:p text:style-name="P7"><text:span text:style-name="Source_20_Text"><text:span text:style-name="T2">=&gt; </text:span></text:span><text:span text:style-name="Source_20_Text"><text:span text:style-name="T42">:hi</text:span></text:span></text:p>
      <text:p text:style-name="P13"><text:span text:style-name="T14">Код </text:span><text:span text:style-name="Source_20_Text"><text:span text:style-name="T3">def hi</text:span></text:span><text:span text:style-name="T14">запускает определение метода. Он сообщает Ruby, что мы определяем метод, что его имя </text:span><text:span text:style-name="Source_20_Text"><text:span text:style-name="T3">hi</text:span></text:span><text:span text:style-name="T14">. Следующая строка является тело метода, одной и той же линии , что мы видели ранее: </text:span><text:span text:style-name="Source_20_Text"><text:span text:style-name="T3">puts "Hello World"</text:span></text:span><text:span text:style-name="T14">. Наконец, последняя строка </text:span><text:span text:style-name="Source_20_Text"><text:span text:style-name="T3">end</text:span></text:span><text:span text:style-name="T14">сообщает Ruby, что мы закончили определение метода. Ответ Ruby </text:span><text:span text:style-name="Source_20_Text"><text:span text:style-name="T3">=&gt; :hi</text:span></text:span><text:span text:style-name="T14">говорит нам, что он знает, что мы закончили определение метода. Этот ответ может относиться </text:span><text:span text:style-name="Source_20_Text"><text:span text:style-name="T3">=&gt; </text:span></text:span><text:soft-page-break/><text:span text:style-name="Source_20_Text"><text:span text:style-name="T3">nil</text:span></text:span><text:span text:style-name="T14">к Ruby 2.0 и более ранним версиям. Но здесь это не важно, так что продолжим.</text:span></text:p>
      <text:h text:style-name="P2" text:outline-level="2">Краткая повторяющаяся жизнь метода</text:h>
      <text:p text:style-name="P10">Теперь попробуем запустить этот метод несколько раз:</text:p>
      <text:p text:style-name="P4"><text:span text:style-name="Source_20_Text"><text:span text:style-name="T33">irb(main):013:0&gt;</text:span></text:span><text:span text:style-name="Source_20_Text"><text:span text:style-name="T34"> </text:span></text:span><text:span text:style-name="Source_20_Text"><text:span text:style-name="T41">hi</text:span></text:span></text:p>
      <text:p text:style-name="P7"><text:span text:style-name="Source_20_Text"><text:span text:style-name="T37">Hello World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7"><text:span text:style-name="Source_20_Text"><text:span text:style-name="T33">irb(main):014:0&gt;</text:span></text:span><text:span text:style-name="Source_20_Text"><text:span text:style-name="T34"> </text:span></text:span><text:span text:style-name="Source_20_Text"><text:span text:style-name="T41">hi</text:span></text:span><text:span text:style-name="Source_20_Text"><text:span text:style-name="T2">()</text:span></text:span></text:p>
      <text:p text:style-name="P7"><text:span text:style-name="Source_20_Text"><text:span text:style-name="T37">Hello World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11">Что ж, это было легко. Вызвать метод в Ruby так же просто, как просто упомянуть его имя в Ruby. Если метод не принимает параметров, это все, что вам нужно. Вы можете добавить пустые скобки, если хотите, но они не нужны.</text:p>
      <text:p text:style-name="P13"><text:span text:style-name="T14">Что, если мы хотим поздороваться с одним человеком, а не со всем миром? Просто переопределите, </text:span><text:span text:style-name="Source_20_Text"><text:span text:style-name="T3">hi</text:span></text:span><text:span text:style-name="T14">чтобы использовать имя в качестве параметра.</text:span></text:p>
      <text:p text:style-name="P4"><text:span text:style-name="Source_20_Text"><text:span text:style-name="T33">irb(main):015:0&gt;</text:span></text:span><text:span text:style-name="Source_20_Text"><text:span text:style-name="T34"> 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hi</text:span></text:span><text:span text:style-name="Source_20_Text"><text:span text:style-name="T2">(</text:span></text:span><text:span text:style-name="Source_20_Text"><text:span text:style-name="T36">name</text:span></text:span><text:span text:style-name="Source_20_Text"><text:span text:style-name="T2">)</text:span></text:span></text:p>
      <text:p text:style-name="P7"><text:span text:style-name="Source_20_Text"><text:span text:style-name="T33">irb(main):016:1&gt;</text:span></text:span><text:span text:style-name="Source_20_Text"><text:span text:style-name="T34"> 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6">name</text:span></text:span><text:span text:style-name="Source_20_Text"><text:span text:style-name="T35">}!"</text:span></text:span></text:p>
      <text:p text:style-name="P7"><text:span text:style-name="Source_20_Text"><text:span text:style-name="T33">irb(main):017:1&gt;</text:span></text:span><text:span text:style-name="Source_20_Text"><text:span text:style-name="T34"> </text:span></text:span><text:span text:style-name="Source_20_Text"><text:span text:style-name="T1">end</text:span></text:span></text:p>
      <text:p text:style-name="P7"><text:span text:style-name="Source_20_Text"><text:span text:style-name="T2">=&gt; </text:span></text:span><text:span text:style-name="Source_20_Text"><text:span text:style-name="T42">:hi</text:span></text:span></text:p>
      <text:p text:style-name="P7"><text:span text:style-name="Source_20_Text"><text:span text:style-name="T33">irb(main):018:0&gt;</text:span></text:span><text:span text:style-name="Source_20_Text"><text:span text:style-name="T34"> </text:span></text:span><text:span text:style-name="Source_20_Text"><text:span text:style-name="T41">hi</text:span></text:span><text:span text:style-name="Source_20_Text"><text:span text:style-name="T2">(</text:span></text:span><text:span text:style-name="Source_20_Text"><text:span text:style-name="T35">"Matz"</text:span></text:span><text:span text:style-name="Source_20_Text"><text:span text:style-name="T2">)</text:span></text:span></text:p>
      <text:p text:style-name="P7"><text:span text:style-name="Source_20_Text"><text:span text:style-name="T37">Hello Matz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11">Итак, это работает ... но давайте посмотрим, что здесь происходит.</text:p>
      <text:h text:style-name="P2" text:outline-level="2">Удерживающие точки в цепочке</text:h>
      <text:p text:style-name="P13"><text:span text:style-name="T14">Что за </text:span><text:span text:style-name="Source_20_Text"><text:span text:style-name="T3">#{name}</text:span></text:span><text:span text:style-name="T14">бит? Это способ Ruby вставлять что-то в строку. Бит между фигурными скобками превращается в строку (если это еще не так), а затем подставляется во внешнюю строку в этой точке. Вы также можете использовать это, чтобы убедиться, что чье-то имя написано правильно:</text:span></text:p>
      <text:p text:style-name="P4"><text:span text:style-name="Source_20_Text"><text:span text:style-name="T33">irb(main):019:0&gt;</text:span></text:span><text:span text:style-name="Source_20_Text"><text:span text:style-name="T34"> 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hi</text:span></text:span><text:span text:style-name="Source_20_Text"><text:span text:style-name="T2">(</text:span></text:span><text:span text:style-name="Source_20_Text"><text:span text:style-name="T36">name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5">"World"</text:span></text:span><text:span text:style-name="Source_20_Text"><text:span text:style-name="T2">)</text:span></text:span></text:p>
      <text:p text:style-name="P7"><text:span text:style-name="Source_20_Text"><text:span text:style-name="T33">irb(main):020:1&gt;</text:span></text:span><text:span text:style-name="Source_20_Text"><text:span text:style-name="T34"> 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6">name</text:span></text:span><text:span text:style-name="Source_20_Text"><text:span text:style-name="T2">.</text:span></text:span><text:span text:style-name="Source_20_Text"><text:span text:style-name="T40">capitalize</text:span></text:span><text:span text:style-name="Source_20_Text"><text:span text:style-name="T35">}!"</text:span></text:span></text:p>
      <text:p text:style-name="P7"><text:span text:style-name="Source_20_Text"><text:span text:style-name="T33">irb(main):021:1&gt;</text:span></text:span><text:span text:style-name="Source_20_Text"><text:span text:style-name="T34"> </text:span></text:span><text:span text:style-name="Source_20_Text"><text:span text:style-name="T1">end</text:span></text:span></text:p>
      <text:p text:style-name="P7"><text:span text:style-name="Source_20_Text"><text:span text:style-name="T2">=&gt; </text:span></text:span><text:span text:style-name="Source_20_Text"><text:span text:style-name="T42">:hi</text:span></text:span></text:p>
      <text:p text:style-name="P7"><text:span text:style-name="Source_20_Text"><text:span text:style-name="T33">irb(main):022:0&gt;</text:span></text:span><text:span text:style-name="Source_20_Text"><text:span text:style-name="T34"> </text:span></text:span><text:span text:style-name="Source_20_Text"><text:span text:style-name="T41">hi</text:span></text:span><text:span text:style-name="Source_20_Text"><text:span text:style-name="T2"> </text:span></text:span><text:span text:style-name="Source_20_Text"><text:span text:style-name="T35">"chris"</text:span></text:span></text:p>
      <text:p text:style-name="P7"><text:span text:style-name="Source_20_Text"><text:span text:style-name="T37">Hello Chris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7"><text:span text:style-name="Source_20_Text"><text:span text:style-name="T33">irb(main):023:0&gt;</text:span></text:span><text:span text:style-name="Source_20_Text"><text:span text:style-name="T34"> </text:span></text:span><text:span text:style-name="Source_20_Text"><text:span text:style-name="T41">hi</text:span></text:span></text:p>
      <text:p text:style-name="P7"><text:span text:style-name="Source_20_Text"><text:span text:style-name="T37">Hello World!</text:span></text:span></text:p>
      <text:p text:style-name="P7"><text:soft-page-break/><text:span text:style-name="Source_20_Text"><text:span text:style-name="T2">=&gt; </text:span></text:span><text:span text:style-name="Source_20_Text"><text:span text:style-name="T1">nil</text:span></text:span></text:p>
      <text:p text:style-name="P13"><text:span text:style-name="T14">Здесь стоит отметить еще пару уловок. Во-первых, мы снова вызываем метод без скобок. Если вам очевидно, что вы делаете, скобки указывать необязательно. Другой трюк - параметр по умолчанию </text:span><text:span text:style-name="Source_20_Text"><text:span text:style-name="T3">World</text:span></text:span><text:span text:style-name="T14">. Здесь говорится: «Если имя не указано, используйте имя по умолчанию </text:span><text:span text:style-name="Source_20_Text"><text:span text:style-name="T3">"World"</text:span></text:span><text:span text:style-name="T14">».</text:span></text:p>
      <text:h text:style-name="P2" text:outline-level="2">Превращение в приветствующего</text:h>
      <text:p text:style-name="P10">Что, если нам нужен настоящий встречающий, который помнит ваше имя, будет приветствовать вас и всегда относится к вам с уважением. Вы можете использовать для этого объект. Создадим класс «Greeter».</text:p>
      <text:p text:style-name="P4"><text:span text:style-name="Source_20_Text"><text:span text:style-name="T33">irb(main):024:0&gt;</text:span></text:span><text:span text:style-name="Source_20_Text"><text:span text:style-name="T34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43">Greeter</text:span></text:span></text:p>
      <text:p text:style-name="P7"><text:span text:style-name="Source_20_Text"><text:span text:style-name="T33">irb(main):025:1&gt;</text:span></text:span><text:span text:style-name="Source_20_Text"><text:span text:style-name="T34"> 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initialize</text:span></text:span><text:span text:style-name="Source_20_Text"><text:span text:style-name="T2">(</text:span></text:span><text:span text:style-name="Source_20_Text"><text:span text:style-name="T36">name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5">"World"</text:span></text:span><text:span text:style-name="Source_20_Text"><text:span text:style-name="T2">)</text:span></text:span></text:p>
      <text:p text:style-name="P7"><text:span text:style-name="Source_20_Text"><text:span text:style-name="T33">irb(main):026:2&gt;</text:span></text:span><text:span text:style-name="Source_20_Text"><text:span text:style-name="T34"> <text:s text:c="4"/></text:span></text:span><text:span text:style-name="Source_20_Text"><text:span text:style-name="T39">@name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6">name</text:span></text:span></text:p>
      <text:p text:style-name="P7"><text:span text:style-name="Source_20_Text"><text:span text:style-name="T33">irb(main):027:2&gt;</text:span></text:span><text:span text:style-name="Source_20_Text"><text:span text:style-name="T34"> <text:s text:c="2"/></text:span></text:span><text:span text:style-name="Source_20_Text"><text:span text:style-name="T1">end</text:span></text:span></text:p>
      <text:p text:style-name="P7"><text:span text:style-name="Source_20_Text"><text:span text:style-name="T33">irb(main):028:1&gt;</text:span></text:span><text:span text:style-name="Source_20_Text"><text:span text:style-name="T34"> 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hi</text:span></text:span></text:p>
      <text:p text:style-name="P7"><text:span text:style-name="Source_20_Text"><text:span text:style-name="T33">irb(main):029:2&gt;</text:span></text:span><text:span text:style-name="Source_20_Text"><text:span text:style-name="T34"> 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i #{</text:span></text:span><text:span text:style-name="Source_20_Text"><text:span text:style-name="T39">@name</text:span></text:span><text:span text:style-name="Source_20_Text"><text:span text:style-name="T35">}!"</text:span></text:span></text:p>
      <text:p text:style-name="P7"><text:span text:style-name="Source_20_Text"><text:span text:style-name="T33">irb(main):030:2&gt;</text:span></text:span><text:span text:style-name="Source_20_Text"><text:span text:style-name="T34"> <text:s text:c="2"/></text:span></text:span><text:span text:style-name="Source_20_Text"><text:span text:style-name="T1">end</text:span></text:span></text:p>
      <text:p text:style-name="P7"><text:span text:style-name="Source_20_Text"><text:span text:style-name="T33">irb(main):031:1&gt;</text:span></text:span><text:span text:style-name="Source_20_Text"><text:span text:style-name="T34"> 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bye</text:span></text:span></text:p>
      <text:p text:style-name="P7"><text:span text:style-name="Source_20_Text"><text:span text:style-name="T33">irb(main):032:2&gt;</text:span></text:span><text:span text:style-name="Source_20_Text"><text:span text:style-name="T34"> 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Bye #{</text:span></text:span><text:span text:style-name="Source_20_Text"><text:span text:style-name="T39">@name</text:span></text:span><text:span text:style-name="Source_20_Text"><text:span text:style-name="T35">}, come back soon."</text:span></text:span></text:p>
      <text:p text:style-name="P7"><text:span text:style-name="Source_20_Text"><text:span text:style-name="T33">irb(main):033:2&gt;</text:span></text:span><text:span text:style-name="Source_20_Text"><text:span text:style-name="T34"> <text:s text:c="2"/></text:span></text:span><text:span text:style-name="Source_20_Text"><text:span text:style-name="T1">end</text:span></text:span></text:p>
      <text:p text:style-name="P7"><text:span text:style-name="Source_20_Text"><text:span text:style-name="T33">irb(main):034:1&gt;</text:span></text:span><text:span text:style-name="Source_20_Text"><text:span text:style-name="T34"> </text:span></text:span><text:span text:style-name="Source_20_Text"><text:span text:style-name="T1">end</text:span></text:span></text:p>
      <text:p text:style-name="P7"><text:span text:style-name="Source_20_Text"><text:span text:style-name="T2">=&gt; </text:span></text:span><text:span text:style-name="Source_20_Text"><text:span text:style-name="T42">:say_bye</text:span></text:span></text:p>
      <text:p text:style-name="P13"><text:span text:style-name="T14">Новое ключевое слово здесь </text:span><text:span text:style-name="Source_20_Text"><text:span text:style-name="T3">class</text:span></text:span><text:span text:style-name="T14">. Это определяет новый класс с именем Greeter и набор методов для этого класса. Также обратите внимание </text:span><text:span text:style-name="Source_20_Text"><text:span text:style-name="T3">@name</text:span></text:span><text:span text:style-name="T14">. Это переменная экземпляра, доступная для всех методов класса. Как видите, он используется </text:span><text:span text:style-name="Source_20_Text"><text:span text:style-name="T3">say_hi</text:span></text:span><text:span text:style-name="T14">и </text:span><text:span text:style-name="Source_20_Text"><text:span text:style-name="T3">say_bye</text:span></text:span><text:span text:style-name="T14">.</text:span></text:p>
      <text:p text:style-name="P12"><text:span text:style-name="T14">Так как же запустить этот класс Greeter? </text:span><text:a xlink:type="simple" xlink:href="https://www.ruby-lang.org/en/documentation/quickstart/3/" text:style-name="Internet_20_link" text:visited-style-name="Visited_20_Internet_20_Link"><text:span text:style-name="T21">Создайте объект.</text:span></text:a></text:p>
      <text:p text:style-name="P12"><text:span text:style-name="Source_20_Text"><text:span text:style-name="T18">Теперь давайте создадим объект приветствия и воспользуемся им:</text:span></text:span></text:p>
      <text:p text:style-name="P4"><text:span text:style-name="Source_20_Text"><text:span text:style-name="T33">irb(main):035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9">Greeter</text:span></text:span><text:span text:style-name="Source_20_Text"><text:span text:style-name="T2">.</text:span></text:span><text:span text:style-name="Source_20_Text"><text:span text:style-name="T40">new</text:span></text:span><text:span text:style-name="Source_20_Text"><text:span text:style-name="T2">(</text:span></text:span><text:span text:style-name="Source_20_Text"><text:span text:style-name="T35">"Pat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43">#&lt;</text:span></text:span><text:span text:style-name="Source_20_Text"><text:span text:style-name="T39">Greeter</text:span></text:span><text:span text:style-name="Source_20_Text"><text:span text:style-name="T2">:</text:span></text:span><text:span text:style-name="Source_20_Text"><text:span text:style-name="T38">0x16cac</text:span></text:span><text:span text:style-name="Source_20_Text"><text:span text:style-name="T2"> </text:span></text:span><text:span text:style-name="Source_20_Text"><text:span text:style-name="T39">@name</text:span></text:span><text:span text:style-name="Source_20_Text"><text:span text:style-name="T1">=</text:span></text:span><text:span text:style-name="Source_20_Text"><text:span text:style-name="T35">"Pat"</text:span></text:span><text:span text:style-name="Source_20_Text"><text:span text:style-name="T43">&gt;</text:span></text:span></text:p>
      <text:p text:style-name="P7"><text:span text:style-name="Source_20_Text"><text:span text:style-name="T33">irb(main):036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7">Hi Pat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7"><text:span text:style-name="Source_20_Text"><text:span text:style-name="T33">irb(main):037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say_bye</text:span></text:span></text:p>
      <text:p text:style-name="P7"><text:span text:style-name="Source_20_Text"><text:span text:style-name="T37">Bye Pat, come back soon.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13"><text:span text:style-name="T14">После создания </text:span><text:span text:style-name="Source_20_Text"><text:span text:style-name="T3">greeter</text:span></text:span><text:span text:style-name="T14">объект запоминает, что его имя - Pat. Хм, а что, если мы хотим узнать имя напрямую?</text:span></text:p>
      <text:p text:style-name="P4"><text:span text:style-name="Source_20_Text"><text:span text:style-name="T33">irb(main):038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1">.</text:span></text:span><text:span text:style-name="Source_20_Text"><text:span text:style-name="T39">@name</text:span></text:span></text:p>
      <text:p text:style-name="P7"><text:span text:style-name="Source_20_Text"><text:span text:style-name="T44">SyntaxError: (irb):38: syntax error, unexpected tIVAR, expecting '('</text:span></text:span></text:p>
      <text:p text:style-name="P11">Нет, не могу.</text:p>
      <text:h text:style-name="P2" text:outline-level="2"><text:soft-page-break/>Под кожей объекта</text:h>
      <text:p text:style-name="P10">Переменные экземпляра скрыты внутри объекта. Они не очень-то скрыты, вы видите их всякий раз, когда осматриваете объект, и есть другие способы получить к ним доступ, но Ruby использует хороший объектно-ориентированный подход, позволяющий скрыть данные вроде как.</text:p>
      <text:p text:style-name="P11">Итак, какие методы существуют для объектов Greeter?</text:p>
      <text:p text:style-name="P4"><text:span text:style-name="Source_20_Text"><text:span text:style-name="T33">irb(main):039:0&gt;</text:span></text:span><text:span text:style-name="Source_20_Text"><text:span text:style-name="T34"> </text:span></text:span><text:span text:style-name="Source_20_Text"><text:span text:style-name="T39">Greeter</text:span></text:span><text:span text:style-name="Source_20_Text"><text:span text:style-name="T2">.</text:span></text:span><text:span text:style-name="Source_20_Text"><text:span text:style-name="T40">instance_methods</text:span></text:span></text:p>
      <text:p text:style-name="P7"><text:span text:style-name="Source_20_Text"><text:span text:style-name="T2">=&gt; [</text:span></text:span><text:span text:style-name="Source_20_Text"><text:span text:style-name="T42">:say_hi</text:span></text:span><text:span text:style-name="Source_20_Text"><text:span text:style-name="T2">, </text:span></text:span><text:span text:style-name="Source_20_Text"><text:span text:style-name="T42">:say_bye</text:span></text:span><text:span text:style-name="Source_20_Text"><text:span text:style-name="T2">, </text:span></text:span><text:span text:style-name="Source_20_Text"><text:span text:style-name="T42">:instance_of?</text:span></text:span><text:span text:style-name="Source_20_Text"><text:span text:style-name="T2">, </text:span></text:span><text:span text:style-name="Source_20_Text"><text:span text:style-name="T42">:public_send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instance_variable_get</text:span></text:span><text:span text:style-name="Source_20_Text"><text:span text:style-name="T2">, </text:span></text:span><text:span text:style-name="Source_20_Text"><text:span text:style-name="T42">:instance_variable_set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instance_variable_defined?</text:span></text:span><text:span text:style-name="Source_20_Text"><text:span text:style-name="T2">, </text:span></text:span><text:span text:style-name="Source_20_Text"><text:span text:style-name="T42">:remove_instance_variable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private_methods</text:span></text:span><text:span text:style-name="Source_20_Text"><text:span text:style-name="T2">, </text:span></text:span><text:span text:style-name="Source_20_Text"><text:span text:style-name="T42">:kind_of?</text:span></text:span><text:span text:style-name="Source_20_Text"><text:span text:style-name="T2">, </text:span></text:span><text:span text:style-name="Source_20_Text"><text:span text:style-name="T42">:instance_variables</text:span></text:span><text:span text:style-name="Source_20_Text"><text:span text:style-name="T2">, </text:span></text:span><text:span text:style-name="Source_20_Text"><text:span text:style-name="T42">:tap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is_a?</text:span></text:span><text:span text:style-name="Source_20_Text"><text:span text:style-name="T2">, </text:span></text:span><text:span text:style-name="Source_20_Text"><text:span text:style-name="T42">:extend</text:span></text:span><text:span text:style-name="Source_20_Text"><text:span text:style-name="T2">, </text:span></text:span><text:span text:style-name="Source_20_Text"><text:span text:style-name="T42">:define_singleton_method</text:span></text:span><text:span text:style-name="Source_20_Text"><text:span text:style-name="T2">, </text:span></text:span><text:span text:style-name="Source_20_Text"><text:span text:style-name="T42">:to_enum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enum_for</text:span></text:span><text:span text:style-name="Source_20_Text"><text:span text:style-name="T2">, </text:span></text:span><text:span text:style-name="Source_20_Text"><text:span text:style-name="T42">:&lt;=&gt;</text:span></text:span><text:span text:style-name="Source_20_Text"><text:span text:style-name="T2">, </text:span></text:span><text:span text:style-name="Source_20_Text"><text:span text:style-name="T42">:===</text:span></text:span><text:span text:style-name="Source_20_Text"><text:span text:style-name="T2">, :</text:span></text:span><text:span text:style-name="Source_20_Text"><text:span text:style-name="T1">=~</text:span></text:span><text:span text:style-name="Source_20_Text"><text:span text:style-name="T2">, :</text:span></text:span><text:span text:style-name="Source_20_Text"><text:span text:style-name="T1">!~</text:span></text:span><text:span text:style-name="Source_20_Text"><text:span text:style-name="T2">, </text:span></text:span><text:span text:style-name="Source_20_Text"><text:span text:style-name="T42">:eql?</text:span></text:span><text:span text:style-name="Source_20_Text"><text:span text:style-name="T2">, </text:span></text:span><text:span text:style-name="Source_20_Text"><text:span text:style-name="T42">:respond_to?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freeze</text:span></text:span><text:span text:style-name="Source_20_Text"><text:span text:style-name="T2">, </text:span></text:span><text:span text:style-name="Source_20_Text"><text:span text:style-name="T42">:inspect</text:span></text:span><text:span text:style-name="Source_20_Text"><text:span text:style-name="T2">, </text:span></text:span><text:span text:style-name="Source_20_Text"><text:span text:style-name="T42">:display</text:span></text:span><text:span text:style-name="Source_20_Text"><text:span text:style-name="T2">, </text:span></text:span><text:span text:style-name="Source_20_Text"><text:span text:style-name="T42">:send</text:span></text:span><text:span text:style-name="Source_20_Text"><text:span text:style-name="T2">, </text:span></text:span><text:span text:style-name="Source_20_Text"><text:span text:style-name="T42">:object_id</text:span></text:span><text:span text:style-name="Source_20_Text"><text:span text:style-name="T2">, </text:span></text:span><text:span text:style-name="Source_20_Text"><text:span text:style-name="T42">:to_s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method</text:span></text:span><text:span text:style-name="Source_20_Text"><text:span text:style-name="T2">, </text:span></text:span><text:span text:style-name="Source_20_Text"><text:span text:style-name="T42">:public_method</text:span></text:span><text:span text:style-name="Source_20_Text"><text:span text:style-name="T2">, </text:span></text:span><text:span text:style-name="Source_20_Text"><text:span text:style-name="T42">:singleton_method</text:span></text:span><text:span text:style-name="Source_20_Text"><text:span text:style-name="T2">, </text:span></text:span><text:span text:style-name="Source_20_Text"><text:span text:style-name="T42">:nil?</text:span></text:span><text:span text:style-name="Source_20_Text"><text:span text:style-name="T2">, </text:span></text:span><text:span text:style-name="Source_20_Text"><text:span text:style-name="T42">:hash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class</text:span></text:span><text:span text:style-name="Source_20_Text"><text:span text:style-name="T2">, </text:span></text:span><text:span text:style-name="Source_20_Text"><text:span text:style-name="T42">:singleton_class</text:span></text:span><text:span text:style-name="Source_20_Text"><text:span text:style-name="T2">, </text:span></text:span><text:span text:style-name="Source_20_Text"><text:span text:style-name="T42">:clone</text:span></text:span><text:span text:style-name="Source_20_Text"><text:span text:style-name="T2">, </text:span></text:span><text:span text:style-name="Source_20_Text"><text:span text:style-name="T42">:dup</text:span></text:span><text:span text:style-name="Source_20_Text"><text:span text:style-name="T2">, </text:span></text:span><text:span text:style-name="Source_20_Text"><text:span text:style-name="T42">:itself</text:span></text:span><text:span text:style-name="Source_20_Text"><text:span text:style-name="T2">, </text:span></text:span><text:span text:style-name="Source_20_Text"><text:span text:style-name="T42">:taint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tainted?</text:span></text:span><text:span text:style-name="Source_20_Text"><text:span text:style-name="T2">, </text:span></text:span><text:span text:style-name="Source_20_Text"><text:span text:style-name="T42">:untaint</text:span></text:span><text:span text:style-name="Source_20_Text"><text:span text:style-name="T2">, </text:span></text:span><text:span text:style-name="Source_20_Text"><text:span text:style-name="T42">:untrust</text:span></text:span><text:span text:style-name="Source_20_Text"><text:span text:style-name="T2">, </text:span></text:span><text:span text:style-name="Source_20_Text"><text:span text:style-name="T42">:trust</text:span></text:span><text:span text:style-name="Source_20_Text"><text:span text:style-name="T2">, </text:span></text:span><text:span text:style-name="Source_20_Text"><text:span text:style-name="T42">:untrusted?</text:span></text:span><text:span text:style-name="Source_20_Text"><text:span text:style-name="T2">, </text:span></text:span><text:span text:style-name="Source_20_Text"><text:span text:style-name="T42">:methods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42">:protected_methods</text:span></text:span><text:span text:style-name="Source_20_Text"><text:span text:style-name="T2">, </text:span></text:span><text:span text:style-name="Source_20_Text"><text:span text:style-name="T42">:frozen?</text:span></text:span><text:span text:style-name="Source_20_Text"><text:span text:style-name="T2">, </text:span></text:span><text:span text:style-name="Source_20_Text"><text:span text:style-name="T42">:public_methods</text:span></text:span><text:span text:style-name="Source_20_Text"><text:span text:style-name="T2">, </text:span></text:span><text:span text:style-name="Source_20_Text"><text:span text:style-name="T42">:singleton_methods</text:span></text:span><text:span text:style-name="Source_20_Text"><text:span text:style-name="T2">,</text:span></text:span></text:p>
      <text:p text:style-name="P7"><text:span text:style-name="Source_20_Text"><text:span text:style-name="T32"><text:s text:c="4"/></text:span></text:span><text:span text:style-name="Source_20_Text"><text:span text:style-name="T2">:</text:span></text:span><text:span text:style-name="Source_20_Text"><text:span text:style-name="T1">!</text:span></text:span><text:span text:style-name="Source_20_Text"><text:span text:style-name="T2">, </text:span></text:span><text:span text:style-name="Source_20_Text"><text:span text:style-name="T42">:==</text:span></text:span><text:span text:style-name="Source_20_Text"><text:span text:style-name="T2">, :</text:span></text:span><text:span text:style-name="Source_20_Text"><text:span text:style-name="T1">!=</text:span></text:span><text:span text:style-name="Source_20_Text"><text:span text:style-name="T2">, </text:span></text:span><text:span text:style-name="Source_20_Text"><text:span text:style-name="T42">:__send__</text:span></text:span><text:span text:style-name="Source_20_Text"><text:span text:style-name="T2">, </text:span></text:span><text:span text:style-name="Source_20_Text"><text:span text:style-name="T42">:equal?</text:span></text:span><text:span text:style-name="Source_20_Text"><text:span text:style-name="T2">, </text:span></text:span><text:span text:style-name="Source_20_Text"><text:span text:style-name="T42">:instance_eval</text:span></text:span><text:span text:style-name="Source_20_Text"><text:span text:style-name="T2">, </text:span></text:span><text:span text:style-name="Source_20_Text"><text:span text:style-name="T42">:instance_exec</text:span></text:span><text:span text:style-name="Source_20_Text"><text:span text:style-name="T2">, </text:span></text:span><text:span text:style-name="Source_20_Text"><text:span text:style-name="T42">:__id__</text:span></text:span><text:span text:style-name="Source_20_Text"><text:span text:style-name="T2">]</text:span></text:span></text:p>
      <text:p text:style-name="P13"><text:span text:style-name="T14">Ого. Это много методов. Мы определили только два метода. Что тут происходит? Ну, это </text:span><text:span text:style-name="Strong_20_Emphasis"><text:span text:style-name="T19">все</text:span></text:span><text:span text:style-name="T14"> методы для объектов Greeter, полный список, включая методы, определенные классами-предками. Если мы хотим просто перечислить методы, определенные для Greeter, мы можем сказать ему не включать предков, передав ему параметр </text:span><text:span text:style-name="Source_20_Text"><text:span text:style-name="T3">false</text:span></text:span><text:span text:style-name="T14">, то есть мы не хотим, чтобы методы определялись предками.</text:span></text:p>
      <text:p text:style-name="P4"><text:span text:style-name="Source_20_Text"><text:span text:style-name="T33">irb(main):040:0&gt;</text:span></text:span><text:span text:style-name="Source_20_Text"><text:span text:style-name="T34"> </text:span></text:span><text:span text:style-name="Source_20_Text"><text:span text:style-name="T39">Greeter</text:span></text:span><text:span text:style-name="Source_20_Text"><text:span text:style-name="T2">.</text:span></text:span><text:span text:style-name="Source_20_Text"><text:span text:style-name="T40">instance_methods</text:span></text:span><text:span text:style-name="Source_20_Text"><text:span text:style-name="T2">(</text:span></text:span><text:span text:style-name="Source_20_Text"><text:span text:style-name="T1">false</text:span></text:span><text:span text:style-name="Source_20_Text"><text:span text:style-name="T2">)</text:span></text:span></text:p>
      <text:p text:style-name="P7"><text:span text:style-name="Source_20_Text"><text:span text:style-name="T2">=&gt; [</text:span></text:span><text:span text:style-name="Source_20_Text"><text:span text:style-name="T42">:say_hi</text:span></text:span><text:span text:style-name="Source_20_Text"><text:span text:style-name="T2">, </text:span></text:span><text:span text:style-name="Source_20_Text"><text:span text:style-name="T42">:say_bye</text:span></text:span><text:span text:style-name="Source_20_Text"><text:span text:style-name="T2">]</text:span></text:span></text:p>
      <text:p text:style-name="P11">Ах, это больше похоже на это. Итак, давайте посмотрим, на какие методы отвечает наш объект приветствия:</text:p>
      <text:p text:style-name="P4"><text:span text:style-name="Source_20_Text"><text:span text:style-name="T33">irb(main):041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name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1">false</text:span></text:span></text:p>
      <text:p text:style-name="P7"><text:span text:style-name="Source_20_Text"><text:span text:style-name="T33">irb(main):042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say_hi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1">true</text:span></text:span></text:p>
      <text:p text:style-name="P7"><text:span text:style-name="Source_20_Text"><text:span text:style-name="T33">irb(main):043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to_s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1">true</text:span></text:span></text:p>
      <text:p text:style-name="P13"><text:span text:style-name="T14">Итак, он знает </text:span><text:span text:style-name="Source_20_Text"><text:span text:style-name="T3">say_hi</text:span></text:span><text:span text:style-name="T14">и </text:span><text:span text:style-name="Source_20_Text"><text:span text:style-name="T3">to_s</text:span></text:span><text:span text:style-name="T14">(что означает преобразование чего-либо в строку, метод, который определен по умолчанию для каждого объекта), но он не знает </text:span><text:span text:style-name="Source_20_Text"><text:span text:style-name="T3">name</text:span></text:span><text:span text:style-name="T14">.</text:span></text:p>
      <text:h text:style-name="P2" text:outline-level="2"><text:soft-page-break/>Смена классов - никогда не поздно</text:h>
      <text:p text:style-name="P10">Но что, если вы хотите иметь возможность просматривать или изменять имя? Ruby предоставляет простой способ предоставления доступа к переменным объекта.</text:p>
      <text:p text:style-name="P4"><text:span text:style-name="Source_20_Text"><text:span text:style-name="T33">irb(main):044:0&gt;</text:span></text:span><text:span text:style-name="Source_20_Text"><text:span text:style-name="T34"> </text:span></text:span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43">Greeter</text:span></text:span></text:p>
      <text:p text:style-name="P7"><text:span text:style-name="Source_20_Text"><text:span text:style-name="T33">irb(main):045:1&gt;</text:span></text:span><text:span text:style-name="Source_20_Text"><text:span text:style-name="T34"> <text:s text:c="2"/></text:span></text:span><text:span text:style-name="Source_20_Text"><text:span text:style-name="T36">attr_accessor</text:span></text:span><text:span text:style-name="Source_20_Text"><text:span text:style-name="T2"> </text:span></text:span><text:span text:style-name="Source_20_Text"><text:span text:style-name="T42">:name</text:span></text:span></text:p>
      <text:p text:style-name="P7"><text:span text:style-name="Source_20_Text"><text:span text:style-name="T33">irb(main):046:1&gt;</text:span></text:span><text:span text:style-name="Source_20_Text"><text:span text:style-name="T34"> </text:span></text:span><text:span text:style-name="Source_20_Text"><text:span text:style-name="T1">end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13"><text:span text:style-name="T14">В Ruby вы можете повторно открыть класс и изменить его. Изменения будут присутствовать в любых новых объектах, которые вы создаете, и даже будут доступны в существующих объектах этого класса. Итак, давайте создадим новый объект и поиграем с его </text:span><text:span text:style-name="Source_20_Text"><text:span text:style-name="T3">@name</text:span></text:span><text:span text:style-name="T14">свойством.</text:span></text:p>
      <text:p text:style-name="P4"><text:span text:style-name="Source_20_Text"><text:span text:style-name="T33">irb(main):047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9">Greeter</text:span></text:span><text:span text:style-name="Source_20_Text"><text:span text:style-name="T2">.</text:span></text:span><text:span text:style-name="Source_20_Text"><text:span text:style-name="T40">new</text:span></text:span><text:span text:style-name="Source_20_Text"><text:span text:style-name="T2">(</text:span></text:span><text:span text:style-name="Source_20_Text"><text:span text:style-name="T35">"Andy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43">#&lt;</text:span></text:span><text:span text:style-name="Source_20_Text"><text:span text:style-name="T39">Greeter</text:span></text:span><text:span text:style-name="Source_20_Text"><text:span text:style-name="T2">:</text:span></text:span><text:span text:style-name="Source_20_Text"><text:span text:style-name="T38">0x3c9b0</text:span></text:span><text:span text:style-name="Source_20_Text"><text:span text:style-name="T2"> </text:span></text:span><text:span text:style-name="Source_20_Text"><text:span text:style-name="T39">@name</text:span></text:span><text:span text:style-name="Source_20_Text"><text:span text:style-name="T1">=</text:span></text:span><text:span text:style-name="Source_20_Text"><text:span text:style-name="T35">"Andy"</text:span></text:span><text:span text:style-name="Source_20_Text"><text:span text:style-name="T43">&gt;</text:span></text:span></text:p>
      <text:p text:style-name="P7"><text:span text:style-name="Source_20_Text"><text:span text:style-name="T33">irb(main):048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name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1">true</text:span></text:span></text:p>
      <text:p text:style-name="P7"><text:span text:style-name="Source_20_Text"><text:span text:style-name="T33">irb(main):049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name="</text:span></text:span><text:span text:style-name="Source_20_Text"><text:span text:style-name="T2">)</text:span></text:span></text:p>
      <text:p text:style-name="P7"><text:span text:style-name="Source_20_Text"><text:span text:style-name="T2">=&gt; </text:span></text:span><text:span text:style-name="Source_20_Text"><text:span text:style-name="T1">true</text:span></text:span></text:p>
      <text:p text:style-name="P7"><text:span text:style-name="Source_20_Text"><text:span text:style-name="T33">irb(main):050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7">Hi Andy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7"><text:span text:style-name="Source_20_Text"><text:span text:style-name="T33">irb(main):051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name</text:span></text:span><text:span text:style-name="Source_20_Text"><text:span text:style-name="T1">=</text:span></text:span><text:span text:style-name="Source_20_Text"><text:span text:style-name="T35">"Betty"</text:span></text:span></text:p>
      <text:p text:style-name="P7"><text:span text:style-name="Source_20_Text"><text:span text:style-name="T2">=&gt; </text:span></text:span><text:span text:style-name="Source_20_Text"><text:span text:style-name="T35">"Betty"</text:span></text:span></text:p>
      <text:p text:style-name="P7"><text:span text:style-name="Source_20_Text"><text:span text:style-name="T33">irb(main):052:0&gt;</text:span></text:span><text:span text:style-name="Source_20_Text"><text:span text:style-name="T34"> </text:span></text:span><text:span text:style-name="Source_20_Text"><text:span text:style-name="T41">greeter</text:span></text:span></text:p>
      <text:p text:style-name="P7"><text:span text:style-name="Source_20_Text"><text:span text:style-name="T2">=&gt; </text:span></text:span><text:span text:style-name="Source_20_Text"><text:span text:style-name="T43">#&lt;</text:span></text:span><text:span text:style-name="Source_20_Text"><text:span text:style-name="T39">Greeter</text:span></text:span><text:span text:style-name="Source_20_Text"><text:span text:style-name="T2">:</text:span></text:span><text:span text:style-name="Source_20_Text"><text:span text:style-name="T38">0x3c9b0</text:span></text:span><text:span text:style-name="Source_20_Text"><text:span text:style-name="T2"> </text:span></text:span><text:span text:style-name="Source_20_Text"><text:span text:style-name="T39">@name</text:span></text:span><text:span text:style-name="Source_20_Text"><text:span text:style-name="T1">=</text:span></text:span><text:span text:style-name="Source_20_Text"><text:span text:style-name="T35">"Betty"</text:span></text:span><text:span text:style-name="Source_20_Text"><text:span text:style-name="T43">&gt;</text:span></text:span></text:p>
      <text:p text:style-name="P7"><text:span text:style-name="Source_20_Text"><text:span text:style-name="T33">irb(main):053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name</text:span></text:span></text:p>
      <text:p text:style-name="P7"><text:span text:style-name="Source_20_Text"><text:span text:style-name="T2">=&gt; </text:span></text:span><text:span text:style-name="Source_20_Text"><text:span text:style-name="T35">"Betty"</text:span></text:span></text:p>
      <text:p text:style-name="P7"><text:span text:style-name="Source_20_Text"><text:span text:style-name="T33">irb(main):054:0&gt;</text:span></text:span><text:span text:style-name="Source_20_Text"><text:span text:style-name="T34"> </text:span></text:span><text:span text:style-name="Source_20_Text"><text:span text:style-name="T41">greeter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7">Hi Betty!</text:span></text:span></text:p>
      <text:p text:style-name="P7"><text:span text:style-name="Source_20_Text"><text:span text:style-name="T2">=&gt; </text:span></text:span><text:span text:style-name="Source_20_Text"><text:span text:style-name="T1">nil</text:span></text:span></text:p>
      <text:p text:style-name="P13"><text:span text:style-name="T14">Использование </text:span><text:span text:style-name="Source_20_Text"><text:span text:style-name="T3">attr_accessor</text:span></text:span><text:span text:style-name="T14">для нас определенных двух новых методов, </text:span><text:span text:style-name="Source_20_Text"><text:span text:style-name="T3">name</text:span></text:span><text:span text:style-name="T14">чтобы получить значение и </text:span><text:span text:style-name="Source_20_Text"><text:span text:style-name="T3">name=</text:span></text:span><text:span text:style-name="T14">установить его.</text:span></text:p>
      <text:h text:style-name="P2" text:outline-level="2">Приветствуя все и вся, MegaGreeter никого не игнорирует!</text:h>
      <text:p text:style-name="P10">Это приветствие не так уж и интересно, оно может иметь дело только с одним человеком за раз. Что, если бы у нас был какой-то MegaGreeter, который мог бы приветствовать мир, одного человека или целый список людей?</text:p>
      <text:p text:style-name="P11">Давайте запишем это в файл, а не прямо в интерактивном интерпретаторе Ruby IRB.</text:p>
      <text:p text:style-name="P11">Чтобы выйти из IRB, введите «quit», «exit» или просто нажмите Control-D.</text:p>
      <text:p text:style-name="P5"><text:span text:style-name="Source_20_Text"><text:span text:style-name="T2">#!/usr/bin/env ruby</text:span></text:span></text:p>
      <text:p text:style-name="P7"><text:soft-page-break/></text:p>
      <text:p text:style-name="P7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43">MegaGreeter</text:span></text:span></text:p>
      <text:p text:style-name="P7"><text:span text:style-name="Source_20_Text"><text:span text:style-name="T32"><text:s text:c="2"/></text:span></text:span><text:span text:style-name="Source_20_Text"><text:span text:style-name="T36">attr_accessor</text:span></text:span><text:span text:style-name="Source_20_Text"><text:span text:style-name="T2"> </text:span></text:span><text:span text:style-name="Source_20_Text"><text:span text:style-name="T42">:names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Create the object</text:span></text:span></text:p>
      <text:p text:style-name="P7"><text:span text:style-name="Source_20_Text"><text:span text:style-name="T32">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initialize</text:span></text:span><text:span text:style-name="Source_20_Text"><text:span text:style-name="T2">(</text:span></text:span><text:span text:style-name="Source_20_Text"><text:span text:style-name="T41">names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5">"World"</text:span></text:span><text:span text:style-name="Source_20_Text"><text:span text:style-name="T2">)</text:span></text:span></text:p>
      <text:p text:style-name="P7"><text:span text:style-name="Source_20_Text"><text:span text:style-name="T32"><text:s text:c="4"/></text:span></text:span><text:span text:style-name="Source_20_Text"><text:span text:style-name="T39">@names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41">names</text:span></text:span></text:p>
      <text:p text:style-name="P7"><text:span text:style-name="Source_20_Text"><text:span text:style-name="T32"><text:s text:c="2"/></text:span></text:span><text:span text:style-name="Source_20_Text"><text:span text:style-name="T1">end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Say hi to everybody</text:span></text:span></text:p>
      <text:p text:style-name="P7"><text:span text:style-name="Source_20_Text"><text:span text:style-name="T32">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hi</text:span></text:span></text:p>
      <text:p text:style-name="P7"><text:span text:style-name="Source_20_Text"><text:span text:style-name="T32"><text:s text:c="4"/></text:span></text:span><text:span text:style-name="Source_20_Text"><text:span text:style-name="T1">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nil?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..."</text:span></text:span></text:p>
      <text:p text:style-name="P7"><text:span text:style-name="Source_20_Text"><text:span text:style-name="T32"><text:s text:c="4"/></text:span></text:span><text:span text:style-name="Source_20_Text"><text:span text:style-name="T1">els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each"</text:span></text:span><text:span text:style-name="Source_20_Text"><text:span text:style-name="T2">)</text:span></text:span></text:p>
      <text:p text:style-name="P7"><text:span text:style-name="Source_20_Text"><text:span text:style-name="T32"><text:s text:c="6"/></text:span></text:span><text:span text:style-name="Source_20_Text"><text:span text:style-name="T45"># @names is a list of some kind, iterate!</text:span></text:span></text:p>
      <text:p text:style-name="P7"><text:span text:style-name="Source_20_Text"><text:span text:style-name="T32"><text:s text:c="6"/>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each</text:span></text:span><text:span text:style-name="Source_20_Text"><text:span text:style-name="T2"> </text:span></text:span><text:span text:style-name="Source_20_Text"><text:span text:style-name="T1">do</text:span></text:span><text:span text:style-name="Source_20_Text"><text:span text:style-name="T2"> </text:span></text:span><text:span text:style-name="Source_20_Text"><text:span text:style-name="T1">|</text:span></text:span><text:span text:style-name="Source_20_Text"><text:span text:style-name="T36">name</text:span></text:span><text:span text:style-name="Source_20_Text"><text:span text:style-name="T1">|</text:span></text:span></text:p>
      <text:p text:style-name="P7"><text:span text:style-name="Source_20_Text"><text:span text:style-name="T32"><text:s text:c="8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6">name</text:span></text:span><text:span text:style-name="Source_20_Text"><text:span text:style-name="T35">}!"</text:span></text:span></text:p>
      <text:p text:style-name="P7"><text:span text:style-name="Source_20_Text"><text:span text:style-name="T32"><text:s text:c="6"/></text:span></text:span><text:span text:style-name="Source_20_Text"><text:span text:style-name="T1">end</text:span></text:span></text:p>
      <text:p text:style-name="P7"><text:span text:style-name="Source_20_Text"><text:span text:style-name="T32"><text:s text:c="4"/></text:span></text:span><text:span text:style-name="Source_20_Text"><text:span text:style-name="T1">else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9">@names</text:span></text:span><text:span text:style-name="Source_20_Text"><text:span text:style-name="T35">}!"</text:span></text:span></text:p>
      <text:p text:style-name="P7"><text:span text:style-name="Source_20_Text"><text:span text:style-name="T32"><text:s text:c="4"/></text:span></text:span><text:span text:style-name="Source_20_Text"><text:span text:style-name="T1">end</text:span></text:span></text:p>
      <text:p text:style-name="P7"><text:span text:style-name="Source_20_Text"><text:span text:style-name="T32"><text:s text:c="2"/></text:span></text:span><text:span text:style-name="Source_20_Text"><text:span text:style-name="T1">end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Say bye to everybody</text:span></text:span></text:p>
      <text:p text:style-name="P7"><text:span text:style-name="Source_20_Text"><text:span text:style-name="T32"><text:s text:c="2"/></text:span></text:span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bye</text:span></text:span></text:p>
      <text:p text:style-name="P7"><text:span text:style-name="Source_20_Text"><text:span text:style-name="T32"><text:s text:c="4"/></text:span></text:span><text:span text:style-name="Source_20_Text"><text:span text:style-name="T1">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nil?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..."</text:span></text:span></text:p>
      <text:p text:style-name="P7"><text:span text:style-name="Source_20_Text"><text:span text:style-name="T32"><text:s text:c="4"/></text:span></text:span><text:span text:style-name="Source_20_Text"><text:span text:style-name="T1">els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join"</text:span></text:span><text:span text:style-name="Source_20_Text"><text:span text:style-name="T2">)</text:span></text:span></text:p>
      <text:p text:style-name="P7"><text:span text:style-name="Source_20_Text"><text:span text:style-name="T32"><text:s text:c="6"/></text:span></text:span><text:span text:style-name="Source_20_Text"><text:span text:style-name="T45"># Join the list elements with commas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Goodbye #{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join</text:span></text:span><text:span text:style-name="Source_20_Text"><text:span text:style-name="T2">(</text:span></text:span><text:span text:style-name="Source_20_Text"><text:span text:style-name="T35">", "</text:span></text:span><text:span text:style-name="Source_20_Text"><text:span text:style-name="T2">)</text:span></text:span><text:span text:style-name="Source_20_Text"><text:span text:style-name="T35">}. <text:s/>Come back soon!"</text:span></text:span></text:p>
      <text:p text:style-name="P7"><text:span text:style-name="Source_20_Text"><text:span text:style-name="T32"><text:s text:c="4"/></text:span></text:span><text:span text:style-name="Source_20_Text"><text:span text:style-name="T1">else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Goodbye #{</text:span></text:span><text:span text:style-name="Source_20_Text"><text:span text:style-name="T39">@names</text:span></text:span><text:span text:style-name="Source_20_Text"><text:span text:style-name="T35">}. <text:s/>Come back soon!"</text:span></text:span></text:p>
      <text:p text:style-name="P7"><text:span text:style-name="Source_20_Text"><text:span text:style-name="T32"><text:s text:c="4"/></text:span></text:span><text:span text:style-name="Source_20_Text"><text:span text:style-name="T1">end</text:span></text:span></text:p>
      <text:p text:style-name="P7"><text:span text:style-name="Source_20_Text"><text:span text:style-name="T32"><text:s text:c="2"/></text:span></text:span><text:span text:style-name="Source_20_Text"><text:span text:style-name="T1">end</text:span></text:span></text:p>
      <text:p text:style-name="P8"><text:span text:style-name="Source_20_Text"><text:span text:style-name="T2">end</text:span></text:span></text:p>
      <text:p text:style-name="P7"/>
      <text:p text:style-name="P7"/>
      <text:p text:style-name="P7"><text:span text:style-name="Source_20_Text"><text:span text:style-name="T1">if</text:span></text:span><text:span text:style-name="Source_20_Text"><text:span text:style-name="T2"> </text:span></text:span><text:span text:style-name="Source_20_Text"><text:span text:style-name="T1">__FILE__</text:span></text:span><text:span text:style-name="Source_20_Text"><text:span text:style-name="T2"> </text:span></text:span><text:span text:style-name="Source_20_Text"><text:span text:style-name="T1">==</text:span></text:span><text:span text:style-name="Source_20_Text"><text:span text:style-name="T2"> </text:span></text:span><text:span text:style-name="Source_20_Text"><text:span text:style-name="T39">$0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9">MegaGreeter</text:span></text:span><text:span text:style-name="Source_20_Text"><text:span text:style-name="T2">.</text:span></text:span><text:span text:style-name="Source_20_Text"><text:span text:style-name="T40">new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bye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Change name to be "Zeke"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names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35">"Zeke"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bye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Change the name to an array of names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names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[</text:span></text:span><text:span text:style-name="Source_20_Text"><text:span text:style-name="T35">"Albert"</text:span></text:span><text:span text:style-name="Source_20_Text"><text:span text:style-name="T2">, </text:span></text:span><text:span text:style-name="Source_20_Text"><text:span text:style-name="T35">"Brenda"</text:span></text:span><text:span text:style-name="Source_20_Text"><text:span text:style-name="T2">, </text:span></text:span><text:span text:style-name="Source_20_Text"><text:span text:style-name="T35">"Charles"</text:span></text:span><text:span text:style-name="Source_20_Text"><text:span text:style-name="T2">,</text:span></text:span></text:p>
      <text:p text:style-name="P7"><text:span text:style-name="Source_20_Text"><text:span text:style-name="T32"><text:s text:c="14"/></text:span></text:span><text:span text:style-name="Source_20_Text"><text:span text:style-name="T35">"Dave"</text:span></text:span><text:span text:style-name="Source_20_Text"><text:span text:style-name="T2">, </text:span></text:span><text:span text:style-name="Source_20_Text"><text:span text:style-name="T35">"Engelbert"</text:span></text:span><text:span text:style-name="Source_20_Text"><text:span text:style-name="T2">]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bye</text:span></text:span></text:p>
      <text:p text:style-name="P7"/>
      <text:p text:style-name="P7"><text:span text:style-name="Source_20_Text"><text:span text:style-name="T32"><text:s text:c="2"/></text:span></text:span><text:span text:style-name="Source_20_Text"><text:span text:style-name="T45"># Change to nil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names</text:span></text:span><text:span text:style-name="Source_20_Text"><text:span text:style-name="T2"> </text:span></text:span><text:span text:style-name="Source_20_Text"><text:span text:style-name="T1">=</text:span></text:span><text:span text:style-name="Source_20_Text"><text:span text:style-name="T2"> </text:span></text:span><text:span text:style-name="Source_20_Text"><text:span text:style-name="T1">nil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hi</text:span></text:span></text:p>
      <text:p text:style-name="P7"><text:span text:style-name="Source_20_Text"><text:span text:style-name="T32"><text:s text:c="2"/></text:span></text:span><text:span text:style-name="Source_20_Text"><text:span text:style-name="T41">mg</text:span></text:span><text:span text:style-name="Source_20_Text"><text:span text:style-name="T2">.</text:span></text:span><text:span text:style-name="Source_20_Text"><text:span text:style-name="T40">say_bye</text:span></text:span></text:p>
      <text:p text:style-name="P7"><text:soft-page-break/><text:span text:style-name="Source_20_Text"><text:span text:style-name="T1">end</text:span></text:span></text:p>
      <text:p text:style-name="P11">Сохраните этот файл как «ri20min.rb» и запустите его как «ruby ri20min.rb». Результат должен быть:</text:p>
      <text:p text:style-name="P3"><text:span text:style-name="Source_20_Text"><text:span text:style-name="T12">Hello World!</text:span></text:span></text:p>
      <text:p text:style-name="P6"><text:span text:style-name="Source_20_Text"><text:span text:style-name="T12">Goodbye World. <text:s/>Come back soon!</text:span></text:span></text:p>
      <text:p text:style-name="P6"><text:span text:style-name="Source_20_Text"><text:span text:style-name="T12">Hello Zeke!</text:span></text:span></text:p>
      <text:p text:style-name="P6"><text:span text:style-name="Source_20_Text"><text:span text:style-name="T12">Goodbye Zeke. <text:s/>Come back soon!</text:span></text:span></text:p>
      <text:p text:style-name="P6"><text:span text:style-name="Source_20_Text"><text:span text:style-name="T12">Hello Albert!</text:span></text:span></text:p>
      <text:p text:style-name="P6"><text:span text:style-name="Source_20_Text"><text:span text:style-name="T12">Hello Brenda!</text:span></text:span></text:p>
      <text:p text:style-name="P6"><text:span text:style-name="Source_20_Text"><text:span text:style-name="T12">Hello Charles!</text:span></text:span></text:p>
      <text:p text:style-name="P6"><text:span text:style-name="Source_20_Text"><text:span text:style-name="T12">Hello Dave!</text:span></text:span></text:p>
      <text:p text:style-name="P6"><text:span text:style-name="Source_20_Text"><text:span text:style-name="T12">Hello Engelbert!</text:span></text:span></text:p>
      <text:p text:style-name="P6"><text:span text:style-name="Source_20_Text"><text:span text:style-name="T12">Goodbye Albert, Brenda, Charles, Dave, Engelbert. <text:s/>Come</text:span></text:span></text:p>
      <text:p text:style-name="P6"><text:span text:style-name="Source_20_Text"><text:span text:style-name="T12">back soon!</text:span></text:span></text:p>
      <text:p text:style-name="P6"><text:span text:style-name="Source_20_Text"><text:span text:style-name="T12">...</text:span></text:span></text:p>
      <text:p text:style-name="P6"><text:span text:style-name="Source_20_Text"><text:span text:style-name="T12">...</text:span></text:span></text:p>
      <text:p text:style-name="P12"><text:span text:style-name="T14">В этот последний пример добавлено много нового, на что мы </text:span><text:a xlink:type="simple" xlink:href="https://www.ruby-lang.org/en/documentation/quickstart/4/" text:style-name="Internet_20_link" text:visited-style-name="Visited_20_Internet_20_Link"><text:span text:style-name="T26">можем взглянуть глубже.</text:span></text:a></text:p>
      <text:p text:style-name="P12"><text:span text:style-name="Source_20_Text"><text:span text:style-name="T18">Итак, посмотрев глубже на нашу новую программу, обратите внимание на начальные строки, которые начинаются с решетки (#). В Ruby все, что находится в строке после решетки, является комментарием и игнорируется интерпретатором. Первая строка файла является особым случаем и в Unix-подобной операционной системе сообщает оболочке, как запустить файл. Остальные комментарии приведены для ясности.</text:span></text:span></text:p>
      <text:p text:style-name="P13"><text:span text:style-name="T14">Наш </text:span><text:span text:style-name="Source_20_Text"><text:span text:style-name="T3">say_hi</text:span></text:span><text:span text:style-name="T14">метод стал немного сложнее:</text:span></text:p>
      <text:p text:style-name="P5"><text:span text:style-name="Source_20_Text"><text:span text:style-name="T2"># Say hi to everybody</text:span></text:span></text:p>
      <text:p text:style-name="P7"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hi</text:span></text:span></text:p>
      <text:p text:style-name="P7"><text:span text:style-name="Source_20_Text"><text:span text:style-name="T32"><text:s text:c="2"/></text:span></text:span><text:span text:style-name="Source_20_Text"><text:span text:style-name="T1">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nil?</text:span></text:span></text:p>
      <text:p text:style-name="P7"><text:span text:style-name="Source_20_Text"><text:span text:style-name="T32">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..."</text:span></text:span></text:p>
      <text:p text:style-name="P7"><text:span text:style-name="Source_20_Text"><text:span text:style-name="T32"><text:s text:c="2"/></text:span></text:span><text:span text:style-name="Source_20_Text"><text:span text:style-name="T1">els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each"</text:span></text:span><text:span text:style-name="Source_20_Text"><text:span text:style-name="T2">)</text:span></text:span></text:p>
      <text:p text:style-name="P7"><text:span text:style-name="Source_20_Text"><text:span text:style-name="T32"><text:s text:c="4"/></text:span></text:span><text:span text:style-name="Source_20_Text"><text:span text:style-name="T45"># @names is a list of some kind, iterate!</text:span></text:span></text:p>
      <text:p text:style-name="P7"><text:span text:style-name="Source_20_Text"><text:span text:style-name="T32"><text:s text:c="4"/>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each</text:span></text:span><text:span text:style-name="Source_20_Text"><text:span text:style-name="T2"> </text:span></text:span><text:span text:style-name="Source_20_Text"><text:span text:style-name="T1">do</text:span></text:span><text:span text:style-name="Source_20_Text"><text:span text:style-name="T2"> </text:span></text:span><text:span text:style-name="Source_20_Text"><text:span text:style-name="T1">|</text:span></text:span><text:span text:style-name="Source_20_Text"><text:span text:style-name="T36">name</text:span></text:span><text:span text:style-name="Source_20_Text"><text:span text:style-name="T1">|</text:span></text:span></text:p>
      <text:p text:style-name="P7"><text:span text:style-name="Source_20_Text"><text:span text:style-name="T32"><text:s text:c="6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6">name</text:span></text:span><text:span text:style-name="Source_20_Text"><text:span text:style-name="T35">}!"</text:span></text:span></text:p>
      <text:p text:style-name="P7"><text:span text:style-name="Source_20_Text"><text:span text:style-name="T32"><text:s text:c="4"/></text:span></text:span><text:span text:style-name="Source_20_Text"><text:span text:style-name="T1">end</text:span></text:span></text:p>
      <text:p text:style-name="P7"><text:span text:style-name="Source_20_Text"><text:span text:style-name="T32"><text:s text:c="2"/></text:span></text:span><text:span text:style-name="Source_20_Text"><text:span text:style-name="T1">else</text:span></text:span></text:p>
      <text:p text:style-name="P7"><text:span text:style-name="Source_20_Text"><text:span text:style-name="T32">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9">@names</text:span></text:span><text:span text:style-name="Source_20_Text"><text:span text:style-name="T35">}!"</text:span></text:span></text:p>
      <text:p text:style-name="P7"><text:span text:style-name="Source_20_Text"><text:span text:style-name="T32"><text:s text:c="2"/></text:span></text:span><text:span text:style-name="Source_20_Text"><text:span text:style-name="T1">end</text:span></text:span></text:p>
      <text:p text:style-name="P7"><text:span text:style-name="Source_20_Text"><text:span text:style-name="T1">end</text:span></text:span></text:p>
      <text:p text:style-name="P13"><text:span text:style-name="T14">Теперь он смотрит на </text:span><text:span text:style-name="Source_20_Text"><text:span text:style-name="T3">@names</text:span></text:span><text:span text:style-name="T14">переменную экземпляра, чтобы принимать решения. Если это ноль, он просто печатает три точки. Нет смысла никого приветствовать, правда?</text:span></text:p>
      <text:h text:style-name="P2" text:outline-level="2"><text:soft-page-break/>Цикл и зацикливание, также известное как итерация</text:h>
      <text:p text:style-name="P13"><text:span text:style-name="T14">Если </text:span><text:span text:style-name="Source_20_Text"><text:span text:style-name="T3">@names</text:span></text:span><text:span text:style-name="T14">объект отвечает </text:span><text:span text:style-name="Source_20_Text"><text:span text:style-name="T3">each</text:span></text:span><text:span text:style-name="T14">, это то, что вы можете перебирать, поэтому перебирайте его и поприветствуйте каждого человека по очереди. Наконец, если </text:span><text:span text:style-name="Source_20_Text"><text:span text:style-name="T3">@names</text:span></text:span><text:span text:style-name="T14">есть что-то еще, просто позвольте ему автоматически превратиться в строку и сделать приветствие по умолчанию.</text:span></text:p>
      <text:p text:style-name="P11">Давайте посмотрим на этот итератор более подробно:</text:p>
      <text:p text:style-name="P4"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each</text:span></text:span><text:span text:style-name="Source_20_Text"><text:span text:style-name="T2"> </text:span></text:span><text:span text:style-name="Source_20_Text"><text:span text:style-name="T1">do</text:span></text:span><text:span text:style-name="Source_20_Text"><text:span text:style-name="T2"> </text:span></text:span><text:span text:style-name="Source_20_Text"><text:span text:style-name="T1">|</text:span></text:span><text:span text:style-name="Source_20_Text"><text:span text:style-name="T36">name</text:span></text:span><text:span text:style-name="Source_20_Text"><text:span text:style-name="T1">|</text:span></text:span></text:p>
      <text:p text:style-name="P7"><text:span text:style-name="Source_20_Text"><text:span text:style-name="T32"><text:s text:c="2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Hello #{</text:span></text:span><text:span text:style-name="Source_20_Text"><text:span text:style-name="T36">name</text:span></text:span><text:span text:style-name="Source_20_Text"><text:span text:style-name="T35">}!"</text:span></text:span></text:p>
      <text:p text:style-name="P7"><text:span text:style-name="Source_20_Text"><text:span text:style-name="T1">end</text:span></text:span></text:p>
      <text:p text:style-name="P13"><text:span text:style-name="Source_20_Text"><text:span text:style-name="T3">each</text:span></text:span><text:span text:style-name="T14">- это метод, который принимает блок кода, а затем запускает этот блок кода для каждого элемента в списке, и бит между </text:span><text:span text:style-name="Source_20_Text"><text:span text:style-name="T3">do</text:span></text:span><text:span text:style-name="T14">и </text:span><text:span text:style-name="Source_20_Text"><text:span text:style-name="T3">end</text:span></text:span><text:span text:style-name="T14">является именно таким блоком. Блок похож на анонимную функцию или </text:span><text:span text:style-name="Source_20_Text"><text:span text:style-name="T3">lambda</text:span></text:span><text:span text:style-name="T14">. Переменная между вертикальными чертами является параметром этого блока.</text:span></text:p>
      <text:p text:style-name="P13"><text:span text:style-name="T14">Здесь происходит то, что каждая запись в списке </text:span><text:span text:style-name="Source_20_Text"><text:span text:style-name="T3">name</text:span></text:span><text:span text:style-name="T14">привязывается к этому элементу списка, а затем выражение </text:span><text:span text:style-name="Source_20_Text"><text:span text:style-name="T3">puts "Hello #{name}!"</text:span></text:span><text:span text:style-name="T14">запускается с этим именем.</text:span></text:p>
      <text:p text:style-name="P13"><text:span text:style-name="T14">Большинство других языков программирования обрабатывают список с помощью </text:span><text:span text:style-name="Source_20_Text"><text:span text:style-name="T3">for</text:span></text:span><text:span text:style-name="T14">цикла, который в C выглядит примерно так:</text:span></text:p>
      <text:p text:style-name="P4"><text:span text:style-name="Source_20_Text"><text:span text:style-name="T1">for</text:span></text:span><text:span text:style-name="Source_20_Text"><text:span text:style-name="T2"> (</text:span></text:span><text:span text:style-name="Source_20_Text"><text:span text:style-name="T41">i</text:span></text:span><text:span text:style-name="Source_20_Text"><text:span text:style-name="T1">=</text:span></text:span><text:span text:style-name="Source_20_Text"><text:span text:style-name="T38">0</text:span></text:span><text:span text:style-name="Source_20_Text"><text:span text:style-name="T2">; </text:span></text:span><text:span text:style-name="Source_20_Text"><text:span text:style-name="T41">i</text:span></text:span><text:span text:style-name="Source_20_Text"><text:span text:style-name="T1">&lt;</text:span></text:span><text:span text:style-name="Source_20_Text"><text:span text:style-name="T41">number_of_elements</text:span></text:span><text:span text:style-name="Source_20_Text"><text:span text:style-name="T2">; </text:span></text:span><text:span text:style-name="Source_20_Text"><text:span text:style-name="T41">i</text:span></text:span><text:span text:style-name="Source_20_Text"><text:span text:style-name="T1">++</text:span></text:span><text:span text:style-name="Source_20_Text"><text:span text:style-name="T2">)</text:span></text:span></text:p>
      <text:p text:style-name="P7"><text:span text:style-name="Source_20_Text"><text:span text:style-name="T2">{</text:span></text:span></text:p>
      <text:p text:style-name="P7"><text:span text:style-name="Source_20_Text"><text:span text:style-name="T32"><text:s text:c="2"/></text:span></text:span><text:span text:style-name="Source_20_Text"><text:span text:style-name="T41">do_something_with</text:span></text:span><text:span text:style-name="Source_20_Text"><text:span text:style-name="T2">(</text:span></text:span><text:span text:style-name="Source_20_Text"><text:span text:style-name="T41">element</text:span></text:span><text:span text:style-name="Source_20_Text"><text:span text:style-name="T2">[</text:span></text:span><text:span text:style-name="Source_20_Text"><text:span text:style-name="T41">i</text:span></text:span><text:span text:style-name="Source_20_Text"><text:span text:style-name="T2">]);</text:span></text:span></text:p>
      <text:p text:style-name="P7"><text:span text:style-name="Source_20_Text"><text:span text:style-name="T2">}</text:span></text:span></text:p>
      <text:p text:style-name="P13"><text:span text:style-name="T14">Это работает, но не очень элегантно. Вам нужна переменная </text:span><text:span text:style-name="Source_20_Text"><text:span text:style-name="T3">i</text:span></text:span><text:span text:style-name="T14">, которую можно выбросить, например , нужно выяснить, какой длины список, и нужно объяснить, как пройти по списку. Путь Ruby намного элегантнее, все детали обслуживания скрыты внутри </text:span><text:span text:style-name="Source_20_Text"><text:span text:style-name="T3">each</text:span></text:span><text:span text:style-name="T14">метода, все, что вам нужно сделать, это сказать ему, что делать с каждым элементом. Внутри </text:span><text:span text:style-name="Source_20_Text"><text:span text:style-name="T3">each</text:span></text:span><text:span text:style-name="T14"> метод будет вызывать </text:span><text:span text:style-name="Source_20_Text"><text:span text:style-name="T3">yield "Albert"</text:span></text:span><text:span text:style-name="T14">, </text:span><text:span text:style-name="Source_20_Text"><text:span text:style-name="T3">yield "Brenda"</text:span></text:span><text:span text:style-name="T14">а затем </text:span><text:span text:style-name="Source_20_Text"><text:span text:style-name="T3">yield "Charles"</text:span></text:span><text:span text:style-name="T14">и так далее.</text:span></text:p>
      <text:h text:style-name="P2" text:outline-level="2">Блоки, сияющий блеск на краю рубина</text:h>
      <text:p text:style-name="P10">Реальная сила блоков заключается в том, что они имеют дело с вещами более сложными, чем списки. Помимо обработки простых служебных деталей внутри метода, вы также можете обрабатывать установку, удаление и ошибки - все это скрыто от забот пользователя.</text:p>
      <text:p text:style-name="P5"><text:span text:style-name="Source_20_Text"><text:span text:style-name="T2"># Say bye to everybody</text:span></text:span></text:p>
      <text:p text:style-name="P7"><text:span text:style-name="Source_20_Text"><text:span text:style-name="T1">def</text:span></text:span><text:span text:style-name="Source_20_Text"><text:span text:style-name="T2"> </text:span></text:span><text:span text:style-name="Source_20_Text"><text:span text:style-name="T40">say_bye</text:span></text:span></text:p>
      <text:p text:style-name="P7"><text:span text:style-name="Source_20_Text"><text:span text:style-name="T32"><text:s text:c="2"/></text:span></text:span><text:span text:style-name="Source_20_Text"><text:span text:style-name="T1">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nil?</text:span></text:span></text:p>
      <text:p text:style-name="P7"><text:soft-page-break/><text:span text:style-name="Source_20_Text"><text:span text:style-name="T32">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..."</text:span></text:span></text:p>
      <text:p text:style-name="P7"><text:span text:style-name="Source_20_Text"><text:span text:style-name="T32"><text:s text:c="2"/></text:span></text:span><text:span text:style-name="Source_20_Text"><text:span text:style-name="T1">elsif</text:span></text:span><text:span text:style-name="Source_20_Text"><text:span text:style-name="T2"> 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respond_to?</text:span></text:span><text:span text:style-name="Source_20_Text"><text:span text:style-name="T2">(</text:span></text:span><text:span text:style-name="Source_20_Text"><text:span text:style-name="T35">"join"</text:span></text:span><text:span text:style-name="Source_20_Text"><text:span text:style-name="T2">)</text:span></text:span></text:p>
      <text:p text:style-name="P7"><text:span text:style-name="Source_20_Text"><text:span text:style-name="T32"><text:s text:c="4"/></text:span></text:span><text:span text:style-name="Source_20_Text"><text:span text:style-name="T45"># Join the list elements with commas</text:span></text:span></text:p>
      <text:p text:style-name="P7"><text:span text:style-name="Source_20_Text"><text:span text:style-name="T32">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Goodbye #{</text:span></text:span><text:span text:style-name="Source_20_Text"><text:span text:style-name="T39">@names</text:span></text:span><text:span text:style-name="Source_20_Text"><text:span text:style-name="T2">.</text:span></text:span><text:span text:style-name="Source_20_Text"><text:span text:style-name="T40">join</text:span></text:span><text:span text:style-name="Source_20_Text"><text:span text:style-name="T2">(</text:span></text:span><text:span text:style-name="Source_20_Text"><text:span text:style-name="T35">", "</text:span></text:span><text:span text:style-name="Source_20_Text"><text:span text:style-name="T2">)</text:span></text:span><text:span text:style-name="Source_20_Text"><text:span text:style-name="T35">}. <text:s/>Come back soon!"</text:span></text:span></text:p>
      <text:p text:style-name="P7"><text:span text:style-name="Source_20_Text"><text:span text:style-name="T32"><text:s text:c="2"/></text:span></text:span><text:span text:style-name="Source_20_Text"><text:span text:style-name="T1">else</text:span></text:span></text:p>
      <text:p text:style-name="P7"><text:span text:style-name="Source_20_Text"><text:span text:style-name="T32"><text:s text:c="4"/></text:span></text:span><text:span text:style-name="Source_20_Text"><text:span text:style-name="T36">puts</text:span></text:span><text:span text:style-name="Source_20_Text"><text:span text:style-name="T2"> </text:span></text:span><text:span text:style-name="Source_20_Text"><text:span text:style-name="T35">"Goodbye #{</text:span></text:span><text:span text:style-name="Source_20_Text"><text:span text:style-name="T39">@names</text:span></text:span><text:span text:style-name="Source_20_Text"><text:span text:style-name="T35">}. <text:s/>Come back soon!"</text:span></text:span></text:p>
      <text:p text:style-name="P7"><text:span text:style-name="Source_20_Text"><text:span text:style-name="T32"><text:s text:c="2"/></text:span></text:span><text:span text:style-name="Source_20_Text"><text:span text:style-name="T1">end</text:span></text:span></text:p>
      <text:p text:style-name="P7"><text:span text:style-name="Source_20_Text"><text:span text:style-name="T1">end</text:span></text:span></text:p>
      <text:p text:style-name="P13"><text:span text:style-name="Source_20_Text"><text:span text:style-name="T3">say_bye</text:span></text:span><text:span text:style-name="T14">Метод не использует </text:span><text:span text:style-name="Source_20_Text"><text:span text:style-name="T3">each</text:span></text:span><text:span text:style-name="T14">, вместо этого он проверяет, если </text:span><text:span text:style-name="Source_20_Text"><text:span text:style-name="T3">@names</text:span></text:span><text:span text:style-name="T14">отвечает на </text:span><text:span text:style-name="Source_20_Text"><text:span text:style-name="T3">join</text:span></text:span><text:span text:style-name="T14">метод, и если да, то использует его. В противном случае он просто распечатывает переменную в виде строки. Этот метод, позволяющий не заботиться о фактическом </text:span><text:span text:style-name="Emphasis"><text:span text:style-name="T14">типе</text:span></text:span><text:span text:style-name="T14"> переменной, просто полагаясь на то, какие методы она поддерживает, известен как «утиный ввод», как в выражении «если он ходит, как утка, и крякает, как утка…». Преимущество этого заключается в том, что он не ограничивает без необходимости типы поддерживаемых переменных. Если кто-то предложит новый тип класса списка, если он реализует </text:span><text:span text:style-name="Source_20_Text"><text:span text:style-name="T3">join</text:span></text:span><text:span text:style-name="T14">метод с той же семантикой, что и другие списки, все будет работать, как планировалось.</text:span></text:p>
      <text:h text:style-name="P2" text:outline-level="2">Начало сценария</text:h>
      <text:p text:style-name="P10">Итак, это класс MegaGreeter, остальная часть файла просто вызывает методы этого класса. Есть еще одна хитрость, которую следует заметить, и это строка:</text:p>
      <text:p text:style-name="P4"><text:span text:style-name="Source_20_Text"><text:span text:style-name="T1">if</text:span></text:span><text:span text:style-name="Source_20_Text"><text:span text:style-name="T2"> </text:span></text:span><text:span text:style-name="Source_20_Text"><text:span text:style-name="T1">__FILE__</text:span></text:span><text:span text:style-name="Source_20_Text"><text:span text:style-name="T2"> </text:span></text:span><text:span text:style-name="Source_20_Text"><text:span text:style-name="T1">==</text:span></text:span><text:span text:style-name="Source_20_Text"><text:span text:style-name="T2"> </text:span></text:span><text:span text:style-name="Source_20_Text"><text:span text:style-name="T39">$0</text:span></text:span></text:p>
      <text:p text:style-name="P13"><text:span text:style-name="Source_20_Text"><text:span text:style-name="T3">__FILE__</text:span></text:span><text:span text:style-name="T14">- магическая переменная, содержащая имя текущего файла. </text:span><text:span text:style-name="Source_20_Text"><text:span text:style-name="T3">$0</text:span></text:span><text:span text:style-name="T14">это имя файла, используемого для запуска программы. Эта проверка говорит: «Если это основной используемый файл…». Это позволяет использовать файл как библиотеку, а не выполнять код в этом контексте, но если файл используется как исполняемый файл, то выполнить этот код.</text:span></text:p>
      <text:h text:style-name="P2" text:outline-level="2">Считайте себя представленным</text:h>
      <text:p text:style-name="P13"><text:span text:style-name="T14">Вот и все, что вам нужно для краткого обзора Ruby. Есть еще много интересного, различные структуры управления, которые предлагает Ruby; использование блоков и </text:span><text:span text:style-name="Source_20_Text"><text:span text:style-name="T3">yield</text:span></text:span><text:span text:style-name="T14">; модули как миксины; и больше. Я надеюсь, что вкус Ruby оставил у вас желание узнать больше.</text:span></text:p>
      <text:p text:style-name="P12"><text:span text:style-name="T14">Если это так, перейдите в раздел </text:span><text:a xlink:type="simple" xlink:href="https://www.ruby-lang.org/en/documentation/" text:style-name="Internet_20_link" text:visited-style-name="Visited_20_Internet_20_Link"><text:span text:style-name="T21">документации</text:span></text:a><text:span text:style-name="T14"> , где собраны ссылки на руководства и учебные пособия, которые находятся в свободном доступе в Интернете.</text:span></text:p>
      <text:p text:style-name="Text_20_body"><text:soft-page-break/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ohit Devanagari1" svg:font-family="'Lohit Devanagari'"/>
    <style:font-face style:name="Noto Sans" svg:font-family="'Noto Sans', 'Helvetica Neue', Helvetica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26:43.067292924</meta:creation-date>
    <dc:date>2021-02-03T15:19:51.426353510</dc:date>
    <meta:editing-duration>PT12M27S</meta:editing-duration>
    <meta:editing-cycles>1</meta:editing-cycles>
    <meta:document-statistic meta:table-count="0" meta:image-count="0" meta:object-count="0" meta:page-count="12" meta:paragraph-count="287" meta:word-count="2316" meta:character-count="16502" meta:non-whitespace-character-count="14174"/>
    <meta:generator>LibreOffice/6.4.6.2$Linux_X86_64 LibreOffice_project/40$Build-2</meta:generator>
  </office:meta>
</office:document-meta>
</file>